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7228in"/>
    </style:style>
    <style:style style:name="co6" style:family="table-column">
      <style:table-column-properties fo:break-before="auto" style:column-width="1.4547in"/>
    </style:style>
    <style:style style:name="co7" style:family="table-column">
      <style:table-column-properties fo:break-before="auto" style:column-width="1.0811in"/>
    </style:style>
    <style:style style:name="co8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1.8354in"/>
    </style:style>
    <style:style style:name="co11" style:family="table-column">
      <style:table-column-properties fo:break-before="auto" style:column-width="1.0374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10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3"/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fo:background-color="#99ccff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able-cell-properties fo:background-color="#00cc33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ff0000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Comparisons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3" table:default-cell-style-name="ce12"/>
        <table:table-column table:style-name="co3" table:default-cell-style-name="ce7"/>
        <table:table-column table:style-name="co3" table:default-cell-style-name="ce15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4" office:value-type="string">
            <text:p>Start Date</text:p>
          </table:table-cell>
          <table:table-cell table:style-name="ce4" office:value-type="string">
            <text:p>End Date</text:p>
          </table:table-cell>
          <table:table-cell table:style-name="ce6" office:value-type="string">
            <text:p>Start Value</text:p>
          </table:table-cell>
          <table:table-cell table:style-name="ce6" office:value-type="string">
            <text:p>End Value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Per Year</text:p>
          </table:table-cell>
          <table:table-cell table:style-name="ce1" office:value-type="string">
            <text:p>Stock Count</text:p>
          </table:table-cell>
          <table:table-cell table:style-name="ce1" office:value-type="string">
            <text:p>Re-Eval</text:p>
          </table:table-cell>
          <table:table-cell table:number-columns-repeated="4"/>
          <table:table-cell table:style-name="ce1" table:number-columns-repeated="1011"/>
        </table:table-row>
        <table:table-row table:style-name="ro2">
          <table:table-cell office:value-type="string">
            <text:p>BH</text:p>
          </table:table-cell>
          <table:table-cell office:value-type="date" office:date-value="1982-01-04">
            <text:p>01/04/1982</text:p>
          </table:table-cell>
          <table:table-cell office:value-type="date" office:date-value="2017-12-22">
            <text:p>12/22/2017</text:p>
          </table:table-cell>
          <table:table-cell office:value-type="currency" office:currency="USD" office:value="30000">
            <text:p>$30,000</text:p>
          </table:table-cell>
          <table:table-cell office:value-type="currency" office:currency="USD" office:value="655039.48">
            <text:p>$655,039</text:p>
          </table:table-cell>
          <table:table-cell table:style-name="ce10" table:formula="of:=[.E2]/[.D2]" office:value-type="percentage" office:value="21.8346493333333">
            <text:p>2183.46%</text:p>
          </table:table-cell>
          <table:table-cell table:style-name="ce9" table:formula="of:=[.F2]/36" office:value-type="percentage" office:value="0.606518037037037">
            <text:p>60.65%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>
            <text:p>PM</text:p>
          </table:table-cell>
          <table:table-cell office:value-type="date" office:date-value="1982-01-04">
            <text:p>01/04/1982</text:p>
          </table:table-cell>
          <table:table-cell office:value-type="date" office:date-value="2017-12-22">
            <text:p>12/22/2017</text:p>
          </table:table-cell>
          <table:table-cell office:value-type="currency" office:currency="USD" office:value="30000">
            <text:p>$30,000</text:p>
          </table:table-cell>
          <table:table-cell office:value-type="currency" office:currency="USD" office:value="2375061.48600004">
            <text:p>$2,375,061</text:p>
          </table:table-cell>
          <table:table-cell table:style-name="ce10" table:formula="of:=[.E3]/[.D3]" office:value-type="percentage" office:value="79.1687162000014">
            <text:p>7916.87%</text:p>
          </table:table-cell>
          <table:table-cell table:style-name="ce10" table:formula="of:=[.F3]/36" office:value-type="percentage" office:value="2.19913100555559">
            <text:p>219.91%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0">
            <text:p>90</text:p>
          </table:table-cell>
          <table:table-cell table:number-columns-repeated="1015"/>
        </table:table-row>
        <table:table-row table:style-name="ro2">
          <table:table-cell office:value-type="string">
            <text:p>PMB</text:p>
          </table:table-cell>
          <table:table-cell office:value-type="date" office:date-value="1982-01-04">
            <text:p>01/04/1982</text:p>
          </table:table-cell>
          <table:table-cell office:value-type="date" office:date-value="2017-12-22">
            <text:p>12/22/2017</text:p>
          </table:table-cell>
          <table:table-cell office:value-type="currency" office:currency="USD" office:value="30000">
            <text:p>$30,000</text:p>
          </table:table-cell>
          <table:table-cell office:value-type="currency" office:currency="USD" office:value="2518731.12099998">
            <text:p>$2,518,731</text:p>
          </table:table-cell>
          <table:table-cell table:style-name="ce10" table:formula="of:=[.E4]/[.D4]" office:value-type="percentage" office:value="83.9577040333326">
            <text:p>8395.77%</text:p>
          </table:table-cell>
          <table:table-cell table:style-name="ce11" table:formula="of:=[.F4]/36" office:value-type="percentage" office:value="2.33215844537035">
            <text:p>233.22%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0">
            <text:p>9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0"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>
            <text:p>BH</text:p>
          </table:table-cell>
          <table:table-cell office:value-type="date" office:date-value="1995-01-03">
            <text:p>01/03/1995</text:p>
          </table:table-cell>
          <table:table-cell office:value-type="date" office:date-value="2018-12-26">
            <text:p>12/26/2018</text:p>
          </table:table-cell>
          <table:table-cell office:value-type="currency" office:currency="USD" office:value="30000">
            <text:p>$30,000</text:p>
          </table:table-cell>
          <table:table-cell office:value-type="currency" office:currency="USD" office:value="153746.15">
            <text:p>$153,746</text:p>
          </table:table-cell>
          <table:table-cell table:style-name="ce10" table:formula="of:=[.E6]/[.D6]" office:value-type="percentage" office:value="5.12487166666667">
            <text:p>512.49%</text:p>
          </table:table-cell>
          <table:table-cell table:style-name="ce9" table:formula="of:=[.F6]/36" office:value-type="percentage" office:value="0.142357546296296">
            <text:p>14.24%</text:p>
          </table:table-cell>
          <table:table-cell table:number-columns-repeated="1017"/>
        </table:table-row>
        <table:table-row table:style-name="ro2">
          <table:table-cell office:value-type="string">
            <text:p>PM</text:p>
          </table:table-cell>
          <table:table-cell office:value-type="date" office:date-value="1995-01-01">
            <text:p>01/01/1995</text:p>
          </table:table-cell>
          <table:table-cell office:value-type="date" office:date-value="2018-12-26">
            <text:p>12/26/2018</text:p>
          </table:table-cell>
          <table:table-cell office:value-type="currency" office:currency="USD" office:value="30000">
            <text:p>$30,000</text:p>
          </table:table-cell>
          <table:table-cell office:value-type="currency" office:currency="USD" office:value="1105393.225">
            <text:p>$1,105,393</text:p>
          </table:table-cell>
          <table:table-cell table:style-name="ce10" table:formula="of:=[.E7]/[.D7]" office:value-type="percentage" office:value="36.8464408333332">
            <text:p>3684.64%</text:p>
          </table:table-cell>
          <table:table-cell table:style-name="ce10" table:formula="of:=[.F7]/36" office:value-type="percentage" office:value="1.02351224537037">
            <text:p>102.35%</text:p>
          </table:table-cell>
          <table:table-cell table:style-name="Default"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2">
          <table:table-cell office:value-type="string">
            <text:p>PMB</text:p>
          </table:table-cell>
          <table:table-cell office:value-type="date" office:date-value="1995-01-01">
            <text:p>01/01/1995</text:p>
          </table:table-cell>
          <table:table-cell office:value-type="date" office:date-value="2018-12-26">
            <text:p>12/26/2018</text:p>
          </table:table-cell>
          <table:table-cell office:value-type="currency" office:currency="USD" office:value="30000">
            <text:p>$30,000</text:p>
          </table:table-cell>
          <table:table-cell office:value-type="currency" office:currency="USD" office:value="1599873.918">
            <text:p>$1,599,874</text:p>
          </table:table-cell>
          <table:table-cell table:style-name="ce10" table:formula="of:=[.E8]/[.D8]" office:value-type="percentage" office:value="53.3291306">
            <text:p>5332.91%</text:p>
          </table:table-cell>
          <table:table-cell table:style-name="ce11" table:formula="of:=[.F8]/36" office:value-type="percentage" office:value="1.48136473888889">
            <text:p>148.14%</text:p>
          </table:table-cell>
          <table:table-cell table:style-name="Default"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2">
          <table:table-cell office:value-type="string">
            <text:p>PM</text:p>
          </table:table-cell>
          <table:table-cell office:value-type="date" office:date-value="1995-01-01">
            <text:p>01/01/1995</text:p>
          </table:table-cell>
          <table:table-cell office:value-type="date" office:date-value="2018-12-26">
            <text:p>12/26/2018</text:p>
          </table:table-cell>
          <table:table-cell office:value-type="currency" office:currency="USD" office:value="30000">
            <text:p>$30,000</text:p>
          </table:table-cell>
          <table:table-cell office:value-type="currency" office:currency="USD" office:value="1015177.132">
            <text:p>$1,015,177</text:p>
          </table:table-cell>
          <table:table-cell table:style-name="ce10" table:formula="of:=[.E9]/[.D9]" office:value-type="percentage" office:value="33.8392377333332">
            <text:p>3383.92%</text:p>
          </table:table-cell>
          <table:table-cell table:style-name="ce10" table:formula="of:=[.F9]/36" office:value-type="percentage" office:value="0.939978825925923">
            <text:p>94.00%</text:p>
          </table:table-cell>
          <table:table-cell table:style-name="Default"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1015"/>
        </table:table-row>
        <table:table-row table:style-name="ro2">
          <table:table-cell office:value-type="string">
            <text:p>PMB</text:p>
          </table:table-cell>
          <table:table-cell office:value-type="date" office:date-value="1995-01-01">
            <text:p>01/01/1995</text:p>
          </table:table-cell>
          <table:table-cell office:value-type="date" office:date-value="2018-12-26">
            <text:p>12/26/2018</text:p>
          </table:table-cell>
          <table:table-cell office:value-type="currency" office:currency="USD" office:value="30000">
            <text:p>$30,000</text:p>
          </table:table-cell>
          <table:table-cell office:value-type="currency" office:currency="USD" office:value="1221383.60899999">
            <text:p>$1,221,384</text:p>
          </table:table-cell>
          <table:table-cell table:style-name="ce10" table:formula="of:=[.E10]/[.D10]" office:value-type="percentage" office:value="40.7127869666665">
            <text:p>4071.28%</text:p>
          </table:table-cell>
          <table:table-cell table:style-name="ce10" table:formula="of:=[.F10]/36" office:value-type="percentage" office:value="1.13091074907407">
            <text:p>113.09%</text:p>
          </table:table-cell>
          <table:table-cell table:style-name="Default"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Yearly Comparisons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Model1</text:p>
          </table:table-cell>
          <table:table-cell table:style-name="ce4" office:value-type="string">
            <text:p>Model2</text:p>
          </table:table-cell>
          <table:table-cell table:style-name="ce4" office:value-type="string">
            <text:p>1<text:span text:style-name="T1">st</text:span> Year</text:p>
          </table:table-cell>
          <table:table-cell table:style-name="ce6" office:value-type="string">
            <text:p>Last Year</text:p>
          </table:table-cell>
          <table:table-cell table:style-name="ce8" office:value-type="string">
            <text:p>Ave Gain</text:p>
          </table:table-cell>
          <table:table-cell table:style-name="ce8" office:value-type="string">
            <text:p>Best</text:p>
          </table:table-cell>
          <table:table-cell table:style-name="ce13" office:value-type="string">
            <text:p>Best Year</text:p>
          </table:table-cell>
          <table:table-cell table:style-name="ce6" office:value-type="string">
            <text:p>Worst</text:p>
          </table:table-cell>
          <table:table-cell table:style-name="ce16" office:value-type="string">
            <text:p>Worst Year</text:p>
          </table:table-cell>
          <table:table-cell table:style-name="ce1" office:value-type="string">
            <text:p>Stocks</text:p>
          </table:table-cell>
          <table:table-cell table:style-name="ce1" office:value-type="string">
            <text:p>Re-Eval</text:p>
          </table:table-cell>
          <table:table-cell table:style-name="ce1" office:value-type="string">
            <text:p>Filter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82-01-02">
            <text:p>01/02/1982</text:p>
          </table:table-cell>
          <table:table-cell table:style-name="ce5" office:value-type="date" office:date-value="2017-01-02">
            <text:p>01/02/17</text:p>
          </table:table-cell>
          <table:table-cell table:style-name="ce9" office:value-type="percentage" office:value="0.1631">
            <text:p>16.31%</text:p>
          </table:table-cell>
          <table:table-cell table:style-name="ce10" office:value-type="percentage" office:value="1.288507">
            <text:p>128.85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228393">
            <text:p>-22.84%</text:p>
          </table:table-cell>
          <table:table-cell office:value-type="float" office:value="1998">
            <text:p>199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82-01-02">
            <text:p>01/02/1982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221877606481482">
            <text:p>22.19%</text:p>
          </table:table-cell>
          <table:table-cell table:style-name="ce10" office:value-type="percentage" office:value="1.1453774">
            <text:p>114.54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0279011000000005">
            <text:p>-2.79%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82-01-02">
            <text:p>01/02/1982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87026646296296">
            <text:p>18.70%</text:p>
          </table:table-cell>
          <table:table-cell table:style-name="ce10" office:value-type="percentage" office:value="1.42918723333333">
            <text:p>142.92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16803566666666">
            <text:p>-11.68%</text:p>
          </table:table-cell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B</text:p>
          </table:table-cell>
          <table:table-cell office:value-type="date" office:date-value="1982-01-02">
            <text:p>01/02/1982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222530577777778">
            <text:p>22.25%</text:p>
          </table:table-cell>
          <table:table-cell table:style-name="ce10" office:value-type="percentage" office:value="1.68585983333333">
            <text:p>168.59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0992634999999999">
            <text:p>-9.93%</text:p>
          </table:table-cell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ce5"/>
          <table:table-cell table:style-name="ce10" table:number-columns-repeated="2"/>
          <table:table-cell/>
          <table:table-cell table:style-name="ce10"/>
          <table:table-cell table:number-columns-repeated="1016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76699949275362">
            <text:p>17.67%</text:p>
          </table:table-cell>
          <table:table-cell table:style-name="ce11" office:value-type="percentage" office:value="1.87767833333333">
            <text:p>187.77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69038666666667">
            <text:p>-16.90%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73469827536232">
            <text:p>17.35%</text:p>
          </table:table-cell>
          <table:table-cell table:style-name="ce10" office:value-type="percentage" office:value="1.29342766666667">
            <text:p>129.34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32475466666666">
            <text:p>-13.25%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73469827536232">
            <text:p>17.35%</text:p>
          </table:table-cell>
          <table:table-cell table:style-name="ce10" office:value-type="percentage" office:value="1.29342766666667">
            <text:p>129.34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32475466666666">
            <text:p>-13.25%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207060836231884">
            <text:p>20.71%</text:p>
          </table:table-cell>
          <table:table-cell table:style-name="ce10" office:value-type="percentage" office:value="1.73618336666667">
            <text:p>173.62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200305933333333">
            <text:p>-20.03%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51554513043478">
            <text:p>15.16%</text:p>
          </table:table-cell>
          <table:table-cell table:style-name="ce10" office:value-type="percentage" office:value="1.60083086666667">
            <text:p>160.08%</text:p>
          </table:table-cell>
          <table:table-cell office:value-type="float" office:value="1999">
            <text:p>1999</text:p>
          </table:table-cell>
          <table:table-cell table:style-name="ce14" office:value-type="percentage" office:value="-0.239521033333333">
            <text:p>-23.95%</text:p>
          </table:table-cell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91280721739131">
            <text:p>19.13%</text:p>
          </table:table-cell>
          <table:table-cell table:style-name="ce10" office:value-type="percentage" office:value="1.54678463333333">
            <text:p>154.68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699297">
            <text:p>-16.99%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1" office:value-type="percentage" office:value="0.211731773913043">
            <text:p>21.17%</text:p>
          </table:table-cell>
          <table:table-cell table:style-name="ce10" office:value-type="percentage" office:value="1.42918723333333">
            <text:p>142.92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16803566666666">
            <text:p>-11.68%</text:p>
          </table:table-cell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202534388405797">
            <text:p>20.25%</text:p>
          </table:table-cell>
          <table:table-cell table:style-name="ce10" office:value-type="percentage" office:value="1.68585983333333">
            <text:p>168.59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0992634999999999">
            <text:p>-9.93%</text:p>
          </table:table-cell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63504865217391">
            <text:p>16.35%</text:p>
          </table:table-cell>
          <table:table-cell table:style-name="ce10" office:value-type="percentage" office:value="0.956658466666666">
            <text:p>95.67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964491">
            <text:p>-19.64%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49635427536232">
            <text:p>14.96%</text:p>
          </table:table-cell>
          <table:table-cell table:style-name="ce10" office:value-type="percentage" office:value="1.25015873333333">
            <text:p>125.02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42107">
            <text:p>-14.21%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1" office:value-type="percentage" office:value="0.205128410144927">
            <text:p>20.51%</text:p>
          </table:table-cell>
          <table:table-cell table:style-name="ce10" office:value-type="percentage" office:value="0.918394">
            <text:p>91.84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94372566666667">
            <text:p>-19.44%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27797546376812">
            <text:p>12.78%</text:p>
          </table:table-cell>
          <table:table-cell table:style-name="ce10" office:value-type="percentage" office:value="0.8352936">
            <text:p>83.53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47494066666666">
            <text:p>-14.75%</text:p>
          </table:table-cell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5383335942029">
            <text:p>15.38%</text:p>
          </table:table-cell>
          <table:table-cell table:style-name="ce10" office:value-type="percentage" office:value="1.20145026666667">
            <text:p>120.15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038994">
            <text:p>-10.39%</text:p>
          </table:table-cell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38743237681159">
            <text:p>13.87%</text:p>
          </table:table-cell>
          <table:table-cell table:style-name="ce10" office:value-type="percentage" office:value="1.24241113333333">
            <text:p>124.24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17771">
            <text:p>-11.78%</text:p>
          </table:table-cell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ce5"/>
          <table:table-cell table:style-name="ce10" table:number-columns-repeated="2"/>
          <table:table-cell/>
          <table:table-cell table:style-name="ce10"/>
          <table:table-cell table:number-columns-repeated="1016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B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62784139130435">
            <text:p>16.28%</text:p>
          </table:table-cell>
          <table:table-cell table:style-name="ce10" office:value-type="percentage" office:value="1.40036963333333">
            <text:p>140.04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2244922">
            <text:p>-22.45%</text:p>
          </table:table-cell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B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1" office:value-type="percentage" office:value="0.221656633333333">
            <text:p>22.17%</text:p>
          </table:table-cell>
          <table:table-cell table:style-name="ce11" office:value-type="percentage" office:value="1.74159786666667">
            <text:p>174.16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168931933333334">
            <text:p>-16.89%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PMB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167047492753623">
            <text:p>16.70%</text:p>
          </table:table-cell>
          <table:table-cell table:style-name="ce10" office:value-type="percentage" office:value="1.30650443333333">
            <text:p>130.65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223956433333333">
            <text:p>-22.40%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ce5"/>
          <table:table-cell table:style-name="ce10" table:number-columns-repeated="2"/>
          <table:table-cell/>
          <table:table-cell table:style-name="ce10"/>
          <table:table-cell table:number-columns-repeated="1016"/>
        </table:table-row>
        <table:table-row table:style-name="ro2">
          <table:table-cell office:value-type="string">
            <text:p>PM</text:p>
          </table:table-cell>
          <table:table-cell table:style-name="Default" office:value-type="string">
            <text:p>PMB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1" office:value-type="percentage" office:value="0.0506498507246377">
            <text:p>5.06%</text:p>
          </table:table-cell>
          <table:table-cell table:style-name="ce10" office:value-type="percentage" office:value="0.512882666666666">
            <text:p>51.29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233554233333333">
            <text:p>-23.36%</text:p>
          </table:table-cell>
          <table:table-cell office:value-type="float" office:value="1995">
            <text:p>199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PM</text:p>
          </table:table-cell>
          <table:table-cell table:style-name="Default" office:value-type="string">
            <text:p>PMB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0352939652173913">
            <text:p>3.53%</text:p>
          </table:table-cell>
          <table:table-cell table:style-name="ce10" office:value-type="percentage" office:value="0.540482433333334">
            <text:p>54.05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237474966666666">
            <text:p>-23.75%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PM</text:p>
          </table:table-cell>
          <table:table-cell table:style-name="Default" office:value-type="string">
            <text:p>PMB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0.0130366391304348">
            <text:p>1.30%</text:p>
          </table:table-cell>
          <table:table-cell table:style-name="ce10" office:value-type="percentage" office:value="0.569346133333333">
            <text:p>56.93%</text:p>
          </table:table-cell>
          <table:table-cell office:value-type="float" office:value="1999">
            <text:p>1999</text:p>
          </table:table-cell>
          <table:table-cell table:style-name="ce10" office:value-type="percentage" office:value="-0.2629209">
            <text:p>-26.29%</text:p>
          </table:table-cell>
          <table:table-cell office:value-type="float" office:value="1998">
            <text:p>1998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PM</text:p>
          </table:table-cell>
          <table:table-cell table:style-name="Default" office:value-type="string">
            <text:p>PMB</text:p>
          </table:table-cell>
          <table:table-cell office:value-type="date" office:date-value="1995-01-01">
            <text:p>01/01/1995</text:p>
          </table:table-cell>
          <table:table-cell table:style-name="ce5" office:value-type="date" office:date-value="2017-01-02">
            <text:p>01/02/17</text:p>
          </table:table-cell>
          <table:table-cell table:style-name="ce10" office:value-type="percentage" office:value="-0.0188913782608694">
            <text:p>-1.89%</text:p>
          </table:table-cell>
          <table:table-cell table:style-name="ce10" office:value-type="percentage" office:value="0.193221066666667">
            <text:p>19.32%</text:p>
          </table:table-cell>
          <table:table-cell office:value-type="float" office:value="1999">
            <text:p>1999</text:p>
          </table:table-cell>
          <table:table-cell table:style-name="ce14" office:value-type="percentage" office:value="-0.265010633333333">
            <text:p>-26.50%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ce5"/>
          <table:table-cell table:style-name="ce10" table:number-columns-repeated="2"/>
          <table:table-cell/>
          <table:table-cell table:style-name="ce10"/>
          <table:table-cell table:number-columns-repeated="1016"/>
        </table:table-row>
        <table:table-row table:style-name="ro2">
          <table:table-cell office:value-type="string">
            <text:p>BH</text:p>
          </table:table-cell>
          <table:table-cell office:value-type="string">
            <text:p>PMB</text:p>
          </table:table-cell>
          <table:table-cell table:style-name="ce5" office:value-type="date" office:date-value="2017-01-02">
            <text:p>01/02/17</text:p>
          </table:table-cell>
          <table:table-cell table:style-name="ce5" office:value-type="date" office:date-value="2018-01-02">
            <text:p>01/02/18</text:p>
          </table:table-cell>
          <table:table-cell table:style-name="ce10" office:value-type="percentage" office:value="0.243869016666667">
            <text:p>24.39%</text:p>
          </table:table-cell>
          <table:table-cell table:style-name="ce10"/>
          <table:table-cell/>
          <table:table-cell table:style-name="ce10"/>
          <table:table-cell/>
          <table:table-cell office:value-type="float" office:value="9">
            <text:p>9</text:p>
          </table:table-cell>
          <table:table-cell table:number-columns-repeated="1014"/>
        </table:table-row>
        <table:table-row table:style-name="ro2">
          <table:table-cell office:value-type="string">
            <text:p>BH</text:p>
          </table:table-cell>
          <table:table-cell office:value-type="string">
            <text:p>PM</text:p>
          </table:table-cell>
          <table:table-cell table:style-name="ce5" office:value-type="date" office:date-value="2017-01-02">
            <text:p>01/02/17</text:p>
          </table:table-cell>
          <table:table-cell table:style-name="ce5" office:value-type="date" office:date-value="2018-01-02">
            <text:p>01/02/18</text:p>
          </table:table-cell>
          <table:table-cell table:style-name="ce10" office:value-type="percentage" office:value="0.219894366666667">
            <text:p>21.99%</text:p>
          </table:table-cell>
          <table:table-cell table:style-name="ce10"/>
          <table:table-cell/>
          <table:table-cell table:style-name="ce10"/>
          <table:table-cell/>
          <table:table-cell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PM</text:p>
          </table:table-cell>
          <table:table-cell office:value-type="string">
            <text:p>PMB</text:p>
          </table:table-cell>
          <table:table-cell table:style-name="ce5" office:value-type="date" office:date-value="2017-01-02">
            <text:p>01/02/17</text:p>
          </table:table-cell>
          <table:table-cell table:style-name="ce5" office:value-type="date" office:date-value="2018-01-02">
            <text:p>01/02/18</text:p>
          </table:table-cell>
          <table:table-cell table:style-name="ce10" office:value-type="percentage" office:value="0.0239746499999998">
            <text:p>2.40%</text:p>
          </table:table-cell>
          <table:table-cell table:style-name="ce10"/>
          <table:table-cell/>
          <table:table-cell table:style-name="ce10"/>
          <table:table-cell/>
          <table:table-cell office:value-type="float" office:value="9">
            <text:p>9</text:p>
          </table:table-cell>
          <table:table-cell table:number-columns-repeated="1014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/>
          <table:table-cell table:style-name="ce10"/>
          <table:table-cell table:number-columns-repeated="1016"/>
        </table:table-row>
        <table:table-row table:style-name="ro2" table:number-rows-repeated="4">
          <table:table-cell table:number-columns-repeated="7"/>
          <table:table-cell table:style-name="ce10"/>
          <table:table-cell table:number-columns-repeated="1016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 table:print="false">
        <table:table-column table:style-name="co1" table:default-cell-style-name="Default"/>
        <table:table-row table:style-name="ro2">
          <table:table-cell>
            <draw:frame table:end-cell-address="Chart.R42" table:end-x="0.1858in" table:end-y="0.1315in" draw:z-index="0" draw:style-name="gr1" draw:text-style-name="P1" svg:width="15.2992in" svg:height="7.4213in" svg:x="0in" svg:y="0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Daily Value Comparisons_90 Day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3">
          <table:table-cell table:style-name="ce2" office:value-type="string">
            <text:p>StartDate</text:p>
          </table:table-cell>
          <table:table-cell table:style-name="ce2" office:value-type="string">
            <text:p>Buy Hold SPX Year End Value</text:p>
          </table:table-cell>
          <table:table-cell table:style-name="ce2" office:value-type="string">
            <text:p>PriceMomentumBlended 90 Day ReEvaluation 9 Stocks Year End Value</text:p>
          </table:table-cell>
          <table:table-cell table:style-name="ce2" office:value-type="string">
            <text:p>PriceMomentum 90 Day ReEvaluation 9 Stocks Year End Value</text:p>
          </table:table-cell>
          <table:table-cell table:style-name="ce2" office:value-type="string">
            <text:p>PriceMomentum 90 Day ReEvaluation 5 Stocks Year End Value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1/2/1982</text:p>
          </table:table-cell>
          <table:table-cell office:value-type="float" office:value="34332.76">
            <text:p>34332.76</text:p>
          </table:table-cell>
          <table:table-cell office:value-type="float" office:value="42527.587">
            <text:p>42527.587</text:p>
          </table:table-cell>
          <table:table-cell office:value-type="float" office:value="43120.063">
            <text:p>43120.063</text:p>
          </table:table-cell>
          <table:table-cell office:value-type="float" office:value="43512.069">
            <text:p>43512.069</text:p>
          </table:table-cell>
          <table:table-cell table:number-columns-repeated="1019"/>
        </table:table-row>
        <table:table-row table:style-name="ro2">
          <table:table-cell office:value-type="string">
            <text:p>1/2/1983</text:p>
          </table:table-cell>
          <table:table-cell office:value-type="float" office:value="35124.52">
            <text:p>35124.52</text:p>
          </table:table-cell>
          <table:table-cell office:value-type="float" office:value="45872.723">
            <text:p>45872.723</text:p>
          </table:table-cell>
          <table:table-cell office:value-type="float" office:value="43995.862">
            <text:p>43995.862</text:p>
          </table:table-cell>
          <table:table-cell office:value-type="float" office:value="44786.135">
            <text:p>44786.135</text:p>
          </table:table-cell>
          <table:table-cell table:number-columns-repeated="1019"/>
        </table:table-row>
        <table:table-row table:style-name="ro2">
          <table:table-cell office:value-type="string">
            <text:p>1/2/1984</text:p>
          </table:table-cell>
          <table:table-cell office:value-type="float" office:value="30232.73">
            <text:p>30232.73</text:p>
          </table:table-cell>
          <table:table-cell office:value-type="float" office:value="27760.917">
            <text:p>27760.917</text:p>
          </table:table-cell>
          <table:table-cell office:value-type="float" office:value="29820.776">
            <text:p>29820.776</text:p>
          </table:table-cell>
          <table:table-cell office:value-type="float" office:value="28602.92">
            <text:p>28602.92</text:p>
          </table:table-cell>
          <table:table-cell table:number-columns-repeated="1019"/>
        </table:table-row>
        <table:table-row table:style-name="ro2">
          <table:table-cell office:value-type="string">
            <text:p>1/2/1985</text:p>
          </table:table-cell>
          <table:table-cell office:value-type="float" office:value="37838.24">
            <text:p>37838.24</text:p>
          </table:table-cell>
          <table:table-cell office:value-type="float" office:value="40588.938">
            <text:p>40588.938</text:p>
          </table:table-cell>
          <table:table-cell office:value-type="float" office:value="39001.242">
            <text:p>39001.242</text:p>
          </table:table-cell>
          <table:table-cell office:value-type="float" office:value="38183.586">
            <text:p>38183.586</text:p>
          </table:table-cell>
          <table:table-cell table:number-columns-repeated="1019"/>
        </table:table-row>
        <table:table-row table:style-name="ro2">
          <table:table-cell office:value-type="string">
            <text:p>1/2/1986</text:p>
          </table:table-cell>
          <table:table-cell office:value-type="float" office:value="34347.49">
            <text:p>34347.49</text:p>
          </table:table-cell>
          <table:table-cell office:value-type="float" office:value="45560.311">
            <text:p>45560.311</text:p>
          </table:table-cell>
          <table:table-cell office:value-type="float" office:value="40839.172">
            <text:p>40839.172</text:p>
          </table:table-cell>
          <table:table-cell office:value-type="float" office:value="40411.525">
            <text:p>40411.525</text:p>
          </table:table-cell>
          <table:table-cell table:number-columns-repeated="1019"/>
        </table:table-row>
        <table:table-row table:style-name="ro2">
          <table:table-cell office:value-type="string">
            <text:p>1/2/1987</text:p>
          </table:table-cell>
          <table:table-cell office:value-type="float" office:value="30689.41">
            <text:p>30689.41</text:p>
          </table:table-cell>
          <table:table-cell office:value-type="float" office:value="35865.773">
            <text:p>35865.773</text:p>
          </table:table-cell>
          <table:table-cell office:value-type="float" office:value="38828.516">
            <text:p>38828.516</text:p>
          </table:table-cell>
          <table:table-cell office:value-type="float" office:value="40080.73">
            <text:p>40080.73</text:p>
          </table:table-cell>
          <table:table-cell table:number-columns-repeated="1019"/>
        </table:table-row>
        <table:table-row table:style-name="ro2">
          <table:table-cell office:value-type="string">
            <text:p>1/2/1988</text:p>
          </table:table-cell>
          <table:table-cell office:value-type="float" office:value="33899.09">
            <text:p>33899.09</text:p>
          </table:table-cell>
          <table:table-cell office:value-type="float" office:value="33714.161">
            <text:p>33714.161</text:p>
          </table:table-cell>
          <table:table-cell office:value-type="float" office:value="33683.529">
            <text:p>33683.529</text:p>
          </table:table-cell>
          <table:table-cell office:value-type="float" office:value="33385.924">
            <text:p>33385.924</text:p>
          </table:table-cell>
          <table:table-cell table:number-columns-repeated="1019"/>
        </table:table-row>
        <table:table-row table:style-name="ro2">
          <table:table-cell office:value-type="string">
            <text:p>1/2/1989</text:p>
          </table:table-cell>
          <table:table-cell office:value-type="float" office:value="38089.76">
            <text:p>38089.76</text:p>
          </table:table-cell>
          <table:table-cell office:value-type="float" office:value="45698.263">
            <text:p>45698.263</text:p>
          </table:table-cell>
          <table:table-cell office:value-type="float" office:value="44601.508">
            <text:p>44601.508</text:p>
          </table:table-cell>
          <table:table-cell office:value-type="float" office:value="43427.275">
            <text:p>43427.275</text:p>
          </table:table-cell>
          <table:table-cell table:number-columns-repeated="1019"/>
        </table:table-row>
        <table:table-row table:style-name="ro2">
          <table:table-cell office:value-type="string">
            <text:p>1/2/1990</text:p>
          </table:table-cell>
          <table:table-cell office:value-type="float" office:value="28043.2">
            <text:p>28043.2</text:p>
          </table:table-cell>
          <table:table-cell office:value-type="float" office:value="34079.407">
            <text:p>34079.407</text:p>
          </table:table-cell>
          <table:table-cell office:value-type="float" office:value="33316.261">
            <text:p>33316.261</text:p>
          </table:table-cell>
          <table:table-cell office:value-type="float" office:value="32881.604">
            <text:p>32881.604</text:p>
          </table:table-cell>
          <table:table-cell table:number-columns-repeated="1019"/>
        </table:table-row>
        <table:table-row table:style-name="ro2">
          <table:table-cell office:value-type="string">
            <text:p>1/2/1991</text:p>
          </table:table-cell>
          <table:table-cell office:value-type="float" office:value="37806.7">
            <text:p>37806.7</text:p>
          </table:table-cell>
          <table:table-cell office:value-type="float" office:value="68364.322">
            <text:p>68364.322</text:p>
          </table:table-cell>
          <table:table-cell office:value-type="float" office:value="66011.969">
            <text:p>66011.969</text:p>
          </table:table-cell>
          <table:table-cell office:value-type="float" office:value="71212.736">
            <text:p>71212.736</text:p>
          </table:table-cell>
          <table:table-cell table:number-columns-repeated="1019"/>
        </table:table-row>
        <table:table-row table:style-name="ro2">
          <table:table-cell office:value-type="string">
            <text:p>1/2/1992</text:p>
          </table:table-cell>
          <table:table-cell office:value-type="float" office:value="31539.09">
            <text:p>31539.09</text:p>
          </table:table-cell>
          <table:table-cell office:value-type="float" office:value="42001.19">
            <text:p>42001.19</text:p>
          </table:table-cell>
          <table:table-cell office:value-type="float" office:value="32258.413">
            <text:p>32258.413</text:p>
          </table:table-cell>
          <table:table-cell office:value-type="float" office:value="36654.484">
            <text:p>36654.484</text:p>
          </table:table-cell>
          <table:table-cell table:number-columns-repeated="1019"/>
        </table:table-row>
        <table:table-row table:style-name="ro2">
          <table:table-cell office:value-type="string">
            <text:p>1/2/1993</text:p>
          </table:table-cell>
          <table:table-cell office:value-type="float" office:value="32233.28">
            <text:p>32233.28</text:p>
          </table:table-cell>
          <table:table-cell office:value-type="float" office:value="39597.457">
            <text:p>39597.457</text:p>
          </table:table-cell>
          <table:table-cell office:value-type="float" office:value="41576.088">
            <text:p>41576.088</text:p>
          </table:table-cell>
          <table:table-cell office:value-type="float" office:value="42605.856">
            <text:p>42605.856</text:p>
          </table:table-cell>
          <table:table-cell table:number-columns-repeated="1019"/>
        </table:table-row>
        <table:table-row table:style-name="ro2">
          <table:table-cell office:value-type="string">
            <text:p>1/2/1994</text:p>
          </table:table-cell>
          <table:table-cell office:value-type="float" office:value="29650.24">
            <text:p>29650.24</text:p>
          </table:table-cell>
          <table:table-cell office:value-type="float" office:value="32779.757">
            <text:p>32779.757</text:p>
          </table:table-cell>
          <table:table-cell office:value-type="float" office:value="33365.997">
            <text:p>33365.997</text:p>
          </table:table-cell>
          <table:table-cell office:value-type="float" office:value="31614.557">
            <text:p>31614.557</text:p>
          </table:table-cell>
          <table:table-cell table:number-columns-repeated="1019"/>
        </table:table-row>
        <table:table-row table:style-name="ro2">
          <table:table-cell office:value-type="string">
            <text:p>1/2/1995</text:p>
          </table:table-cell>
          <table:table-cell office:value-type="float" office:value="40178.8">
            <text:p>40178.8</text:p>
          </table:table-cell>
          <table:table-cell office:value-type="float" office:value="37586.524">
            <text:p>37586.524</text:p>
          </table:table-cell>
          <table:table-cell office:value-type="float" office:value="40405.724">
            <text:p>40405.724</text:p>
          </table:table-cell>
          <table:table-cell office:value-type="float" office:value="39937.568">
            <text:p>39937.568</text:p>
          </table:table-cell>
          <table:table-cell table:number-columns-repeated="1019"/>
        </table:table-row>
        <table:table-row table:style-name="ro2">
          <table:table-cell office:value-type="string">
            <text:p>1/2/1996</text:p>
          </table:table-cell>
          <table:table-cell office:value-type="float" office:value="36612.16">
            <text:p>36612.16</text:p>
          </table:table-cell>
          <table:table-cell office:value-type="float" office:value="33711.221">
            <text:p>33711.221</text:p>
          </table:table-cell>
          <table:table-cell office:value-type="float" office:value="37300.907">
            <text:p>37300.907</text:p>
          </table:table-cell>
          <table:table-cell office:value-type="float" office:value="35043.8">
            <text:p>35043.8</text:p>
          </table:table-cell>
          <table:table-cell table:number-columns-repeated="1019"/>
        </table:table-row>
        <table:table-row table:style-name="ro2">
          <table:table-cell office:value-type="string">
            <text:p>1/2/1997</text:p>
          </table:table-cell>
          <table:table-cell office:value-type="float" office:value="39179.6">
            <text:p>39179.6</text:p>
          </table:table-cell>
          <table:table-cell office:value-type="float" office:value="40289.105">
            <text:p>40289.105</text:p>
          </table:table-cell>
          <table:table-cell office:value-type="float" office:value="42393.526">
            <text:p>42393.526</text:p>
          </table:table-cell>
          <table:table-cell office:value-type="float" office:value="41575.546">
            <text:p>41575.546</text:p>
          </table:table-cell>
          <table:table-cell table:number-columns-repeated="1019"/>
        </table:table-row>
        <table:table-row table:style-name="ro2">
          <table:table-cell office:value-type="string">
            <text:p>1/2/1998</text:p>
          </table:table-cell>
          <table:table-cell office:value-type="float" office:value="37837">
            <text:p>37837</text:p>
          </table:table-cell>
          <table:table-cell office:value-type="float" office:value="57821.241">
            <text:p>57821.241</text:p>
          </table:table-cell>
          <table:table-cell office:value-type="float" office:value="45490.079">
            <text:p>45490.079</text:p>
          </table:table-cell>
          <table:table-cell office:value-type="float" office:value="48457.314">
            <text:p>48457.314</text:p>
          </table:table-cell>
          <table:table-cell table:number-columns-repeated="1019"/>
        </table:table-row>
        <table:table-row table:style-name="ro2">
          <table:table-cell office:value-type="string">
            <text:p>1/2/1999</text:p>
          </table:table-cell>
          <table:table-cell office:value-type="float" office:value="35691.52">
            <text:p>35691.52</text:p>
          </table:table-cell>
          <table:table-cell office:value-type="float" office:value="86267.315">
            <text:p>86267.315</text:p>
          </table:table-cell>
          <table:table-cell office:value-type="float" office:value="70052.842">
            <text:p>70052.842</text:p>
          </table:table-cell>
          <table:table-cell office:value-type="float" office:value="78567.137">
            <text:p>78567.137</text:p>
          </table:table-cell>
          <table:table-cell table:number-columns-repeated="1019"/>
        </table:table-row>
        <table:table-row table:style-name="ro2">
          <table:table-cell office:value-type="string">
            <text:p>1/2/2000</text:p>
          </table:table-cell>
          <table:table-cell office:value-type="float" office:value="27099">
            <text:p>27099</text:p>
          </table:table-cell>
          <table:table-cell office:value-type="float" office:value="32465.117">
            <text:p>32465.117</text:p>
          </table:table-cell>
          <table:table-cell office:value-type="float" office:value="33060.394">
            <text:p>33060.394</text:p>
          </table:table-cell>
          <table:table-cell office:value-type="float" office:value="35834.275">
            <text:p>35834.275</text:p>
          </table:table-cell>
          <table:table-cell table:number-columns-repeated="1019"/>
        </table:table-row>
        <table:table-row table:style-name="ro2">
          <table:table-cell office:value-type="string">
            <text:p>1/2/2001</text:p>
          </table:table-cell>
          <table:table-cell office:value-type="float" office:value="26174.12">
            <text:p>26174.12</text:p>
          </table:table-cell>
          <table:table-cell office:value-type="float" office:value="24188.213">
            <text:p>24188.213</text:p>
          </table:table-cell>
          <table:table-cell office:value-type="float" office:value="26041.901">
            <text:p>26041.901</text:p>
          </table:table-cell>
          <table:table-cell office:value-type="float" office:value="22670.013">
            <text:p>22670.013</text:p>
          </table:table-cell>
          <table:table-cell table:number-columns-repeated="1019"/>
        </table:table-row>
        <table:table-row table:style-name="ro2">
          <table:table-cell office:value-type="string">
            <text:p>1/2/2002</text:p>
          </table:table-cell>
          <table:table-cell office:value-type="float" office:value="23065.86">
            <text:p>23065.86</text:p>
          </table:table-cell>
          <table:table-cell office:value-type="float" office:value="27146.392">
            <text:p>27146.392</text:p>
          </table:table-cell>
          <table:table-cell office:value-type="float" office:value="25171.601">
            <text:p>25171.601</text:p>
          </table:table-cell>
          <table:table-cell office:value-type="float" office:value="25278.102">
            <text:p>25278.102</text:p>
          </table:table-cell>
          <table:table-cell table:number-columns-repeated="1019"/>
        </table:table-row>
        <table:table-row table:style-name="ro2">
          <table:table-cell office:value-type="string">
            <text:p>1/2/2003</text:p>
          </table:table-cell>
          <table:table-cell office:value-type="float" office:value="37612.36">
            <text:p>37612.36</text:p>
          </table:table-cell>
          <table:table-cell office:value-type="float" office:value="38238.935">
            <text:p>38238.935</text:p>
          </table:table-cell>
          <table:table-cell office:value-type="float" office:value="42046.096">
            <text:p>42046.096</text:p>
          </table:table-cell>
          <table:table-cell office:value-type="float" office:value="48483.342">
            <text:p>48483.342</text:p>
          </table:table-cell>
          <table:table-cell table:number-columns-repeated="1019"/>
        </table:table-row>
        <table:table-row table:style-name="ro2">
          <table:table-cell office:value-type="string">
            <text:p>1/2/2004</text:p>
          </table:table-cell>
          <table:table-cell office:value-type="float" office:value="32616.44">
            <text:p>32616.44</text:p>
          </table:table-cell>
          <table:table-cell office:value-type="float" office:value="31039.398">
            <text:p>31039.398</text:p>
          </table:table-cell>
          <table:table-cell office:value-type="float" office:value="34668.535">
            <text:p>34668.535</text:p>
          </table:table-cell>
          <table:table-cell office:value-type="float" office:value="33489.481">
            <text:p>33489.481</text:p>
          </table:table-cell>
          <table:table-cell table:number-columns-repeated="1019"/>
        </table:table-row>
        <table:table-row table:style-name="ro2">
          <table:table-cell office:value-type="string">
            <text:p>1/2/2005</text:p>
          </table:table-cell>
          <table:table-cell office:value-type="float" office:value="30975.76">
            <text:p>30975.76</text:p>
          </table:table-cell>
          <table:table-cell office:value-type="float" office:value="38839.899">
            <text:p>38839.899</text:p>
          </table:table-cell>
          <table:table-cell office:value-type="float" office:value="33748.712">
            <text:p>33748.712</text:p>
          </table:table-cell>
          <table:table-cell office:value-type="float" office:value="37504.129">
            <text:p>37504.129</text:p>
          </table:table-cell>
          <table:table-cell table:number-columns-repeated="1019"/>
        </table:table-row>
        <table:table-row table:style-name="ro2">
          <table:table-cell office:value-type="string">
            <text:p>1/2/2006</text:p>
          </table:table-cell>
          <table:table-cell office:value-type="float" office:value="33810">
            <text:p>33810</text:p>
          </table:table-cell>
          <table:table-cell office:value-type="float" office:value="32377.674">
            <text:p>32377.674</text:p>
          </table:table-cell>
          <table:table-cell office:value-type="float" office:value="34231.525">
            <text:p>34231.525</text:p>
          </table:table-cell>
          <table:table-cell office:value-type="float" office:value="36746.321">
            <text:p>36746.321</text:p>
          </table:table-cell>
          <table:table-cell table:number-columns-repeated="1019"/>
        </table:table-row>
        <table:table-row table:style-name="ro2">
          <table:table-cell office:value-type="string">
            <text:p>1/2/2007</text:p>
          </table:table-cell>
          <table:table-cell office:value-type="float" office:value="31048.93">
            <text:p>31048.93</text:p>
          </table:table-cell>
          <table:table-cell office:value-type="float" office:value="52066.097">
            <text:p>52066.097</text:p>
          </table:table-cell>
          <table:table-cell office:value-type="float" office:value="39939.124">
            <text:p>39939.124</text:p>
          </table:table-cell>
          <table:table-cell office:value-type="float" office:value="44549.561">
            <text:p>44549.561</text:p>
          </table:table-cell>
          <table:table-cell table:number-columns-repeated="1019"/>
        </table:table-row>
        <table:table-row table:style-name="ro2">
          <table:table-cell office:value-type="string">
            <text:p>1/2/2008</text:p>
          </table:table-cell>
          <table:table-cell office:value-type="float" office:value="18437.6">
            <text:p>18437.6</text:p>
          </table:table-cell>
          <table:table-cell office:value-type="float" office:value="16426.085">
            <text:p>16426.085</text:p>
          </table:table-cell>
          <table:table-cell office:value-type="float" office:value="20440.948">
            <text:p>20440.948</text:p>
          </table:table-cell>
          <table:table-cell office:value-type="float" office:value="20392.185">
            <text:p>20392.185</text:p>
          </table:table-cell>
          <table:table-cell table:number-columns-repeated="1019"/>
        </table:table-row>
        <table:table-row table:style-name="ro2">
          <table:table-cell office:value-type="string">
            <text:p>1/2/2009</text:p>
          </table:table-cell>
          <table:table-cell office:value-type="float" office:value="37356.61">
            <text:p>37356.61</text:p>
          </table:table-cell>
          <table:table-cell office:value-type="float" office:value="36370.412">
            <text:p>36370.412</text:p>
          </table:table-cell>
          <table:table-cell office:value-type="float" office:value="43494.661">
            <text:p>43494.661</text:p>
          </table:table-cell>
          <table:table-cell office:value-type="float" office:value="45234.444">
            <text:p>45234.444</text:p>
          </table:table-cell>
          <table:table-cell table:number-columns-repeated="1019"/>
        </table:table-row>
        <table:table-row table:style-name="ro2">
          <table:table-cell office:value-type="string">
            <text:p>1/2/2010</text:p>
          </table:table-cell>
          <table:table-cell office:value-type="float" office:value="33675.16">
            <text:p>33675.16</text:p>
          </table:table-cell>
          <table:table-cell office:value-type="float" office:value="37169.584">
            <text:p>37169.584</text:p>
          </table:table-cell>
          <table:table-cell office:value-type="float" office:value="41283.618">
            <text:p>41283.618</text:p>
          </table:table-cell>
          <table:table-cell office:value-type="float" office:value="42921.104">
            <text:p>42921.104</text:p>
          </table:table-cell>
          <table:table-cell table:number-columns-repeated="1019"/>
        </table:table-row>
        <table:table-row table:style-name="ro2">
          <table:table-cell office:value-type="string">
            <text:p>1/2/2011</text:p>
          </table:table-cell>
          <table:table-cell office:value-type="float" office:value="30111.6">
            <text:p>30111.6</text:p>
          </table:table-cell>
          <table:table-cell office:value-type="float" office:value="27133.695">
            <text:p>27133.695</text:p>
          </table:table-cell>
          <table:table-cell office:value-type="float" office:value="31590.068">
            <text:p>31590.068</text:p>
          </table:table-cell>
          <table:table-cell office:value-type="float" office:value="30986.966">
            <text:p>30986.966</text:p>
          </table:table-cell>
          <table:table-cell table:number-columns-repeated="1019"/>
        </table:table-row>
        <table:table-row table:style-name="ro2">
          <table:table-cell office:value-type="string">
            <text:p>1/2/2012</text:p>
          </table:table-cell>
          <table:table-cell office:value-type="float" office:value="33294.11">
            <text:p>33294.11</text:p>
          </table:table-cell>
          <table:table-cell office:value-type="float" office:value="38772.655">
            <text:p>38772.655</text:p>
          </table:table-cell>
          <table:table-cell office:value-type="float" office:value="34607.079">
            <text:p>34607.079</text:p>
          </table:table-cell>
          <table:table-cell office:value-type="float" office:value="36227.591">
            <text:p>36227.591</text:p>
          </table:table-cell>
          <table:table-cell table:number-columns-repeated="1019"/>
        </table:table-row>
        <table:table-row table:style-name="ro2">
          <table:table-cell office:value-type="string">
            <text:p>1/2/2013</text:p>
          </table:table-cell>
          <table:table-cell office:value-type="float" office:value="38805.07">
            <text:p>38805.07</text:p>
          </table:table-cell>
          <table:table-cell office:value-type="float" office:value="46355.325">
            <text:p>46355.325</text:p>
          </table:table-cell>
          <table:table-cell office:value-type="float" office:value="46749.482">
            <text:p>46749.482</text:p>
          </table:table-cell>
          <table:table-cell office:value-type="float" office:value="47230.283">
            <text:p>47230.283</text:p>
          </table:table-cell>
          <table:table-cell table:number-columns-repeated="1019"/>
        </table:table-row>
        <table:table-row table:style-name="ro2">
          <table:table-cell office:value-type="string">
            <text:p>1/2/2014</text:p>
          </table:table-cell>
          <table:table-cell office:value-type="float" office:value="33400.64">
            <text:p>33400.64</text:p>
          </table:table-cell>
          <table:table-cell office:value-type="float" office:value="33741.343">
            <text:p>33741.343</text:p>
          </table:table-cell>
          <table:table-cell office:value-type="float" office:value="32563.607">
            <text:p>32563.607</text:p>
          </table:table-cell>
          <table:table-cell office:value-type="float" office:value="33800.748">
            <text:p>33800.748</text:p>
          </table:table-cell>
          <table:table-cell table:number-columns-repeated="1019"/>
        </table:table-row>
        <table:table-row table:style-name="ro2">
          <table:table-cell office:value-type="string">
            <text:p>1/2/2015</text:p>
          </table:table-cell>
          <table:table-cell office:value-type="float" office:value="30015.66">
            <text:p>30015.66</text:p>
          </table:table-cell>
          <table:table-cell office:value-type="float" office:value="38201.267">
            <text:p>38201.267</text:p>
          </table:table-cell>
          <table:table-cell office:value-type="float" office:value="36060.02">
            <text:p>36060.02</text:p>
          </table:table-cell>
          <table:table-cell office:value-type="float" office:value="34550.679">
            <text:p>34550.679</text:p>
          </table:table-cell>
          <table:table-cell table:number-columns-repeated="1019"/>
        </table:table-row>
        <table:table-row table:style-name="ro2">
          <table:table-cell office:value-type="string">
            <text:p>1/2/2016</text:p>
          </table:table-cell>
          <table:table-cell office:value-type="float" office:value="32979.74">
            <text:p>32979.74</text:p>
          </table:table-cell>
          <table:table-cell office:value-type="float" office:value="43781.882">
            <text:p>43781.882</text:p>
          </table:table-cell>
          <table:table-cell office:value-type="float" office:value="40097.278">
            <text:p>40097.278</text:p>
          </table:table-cell>
          <table:table-cell office:value-type="float" office:value="40684.733">
            <text:p>40684.733</text:p>
          </table:table-cell>
          <table:table-cell table:number-columns-repeated="1019"/>
        </table:table-row>
        <table:table-row table:style-name="ro2">
          <table:table-cell office:value-type="string">
            <text:p>1/2/2017</text:p>
          </table:table-cell>
          <table:table-cell office:value-type="float" office:value="35610.08">
            <text:p>35610.08</text:p>
          </table:table-cell>
          <table:table-cell office:value-type="float" office:value="45347.169">
            <text:p>45347.169</text:p>
          </table:table-cell>
          <table:table-cell office:value-type="float" office:value="39545.985">
            <text:p>39545.985</text:p>
          </table:table-cell>
          <table:table-cell office:value-type="float" office:value="41517.422">
            <text:p>41517.422</text:p>
          </table:table-cell>
          <table:table-cell table:number-columns-repeated="1019"/>
        </table:table-row>
      </table:table>
      <table:table table:name="Daily Value Comparisons 55 Day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20" table:default-cell-style-name="Default"/>
        <table:table-row table:style-name="ro3">
          <table:table-cell table:style-name="ce2" office:value-type="string">
            <text:p>StartDate</text:p>
          </table:table-cell>
          <table:table-cell table:style-name="ce2" office:value-type="string">
            <text:p>Buy Hold SPX Year End Value</text:p>
          </table:table-cell>
          <table:table-cell table:style-name="ce2" office:value-type="string">
            <text:p>PriceMomentumBlended 55 Day ReEvaluation 9 Stocks Year End Value</text:p>
          </table:table-cell>
          <table:table-cell table:style-name="ce2" office:value-type="string">
            <text:p>PriceMomentum 55 Day ReEvaluation 9 Stocks Year End Value</text:p>
          </table:table-cell>
          <table:table-cell table:style-name="ce2">
            <draw:frame table:end-cell-address="'Daily Value Comparisons 55 Day'.T43" table:end-x="0.7169in" table:end-y="0.0906in" draw:z-index="0" draw:style-name="gr1" draw:text-style-name="P1" svg:width="13.8811in" svg:height="7.4213in" svg:x="0.1713in" svg:y="0.1445in">
              <draw:object draw:notify-on-update-of-ranges="'Daily Value Comparisons 55 Day'.A1:'Daily Value Comparisons 55 Day'.A1 'Daily Value Comparisons 55 Day'.A2:'Daily Value Comparisons 55 Day'.A24 'Daily Value Comparisons 55 Day'.B1:'Daily Value Comparisons 55 Day'.B1 'Daily Value Comparisons 55 Day'.B2:'Daily Value Comparisons 55 Day'.B24 'Daily Value Comparisons 55 Day'.C1:'Daily Value Comparisons 55 Day'.C1 'Daily Value Comparisons 55 Day'.C2:'Daily Value Comparisons 55 Day'.C24 'Daily Value Comparisons 55 Day'.D1:'Daily Value Comparisons 55 Day'.D1 'Daily Value Comparisons 55 Day'.D2:'Daily Value Comparisons 55 Day'.D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1019"/>
        </table:table-row>
        <table:table-row table:style-name="ro2">
          <table:table-cell office:value-type="string">
            <text:p>1/2/1995</text:p>
          </table:table-cell>
          <table:table-cell office:value-type="float" office:value="40178.8">
            <text:p>40178.8</text:p>
          </table:table-cell>
          <table:table-cell office:value-type="float" office:value="51347.17">
            <text:p>51347.17</text:p>
          </table:table-cell>
          <table:table-cell office:value-type="float" office:value="48187.19">
            <text:p>48187.19</text:p>
          </table:table-cell>
          <table:table-cell table:number-columns-repeated="1020"/>
        </table:table-row>
        <table:table-row table:style-name="ro2">
          <table:table-cell office:value-type="string">
            <text:p>1/2/1996</text:p>
          </table:table-cell>
          <table:table-cell office:value-type="float" office:value="36612.16">
            <text:p>36612.16</text:p>
          </table:table-cell>
          <table:table-cell office:value-type="float" office:value="36295.323">
            <text:p>36295.323</text:p>
          </table:table-cell>
          <table:table-cell office:value-type="float" office:value="33495.178">
            <text:p>33495.178</text:p>
          </table:table-cell>
          <table:table-cell table:number-columns-repeated="1020"/>
        </table:table-row>
        <table:table-row table:style-name="ro2">
          <table:table-cell office:value-type="string">
            <text:p>1/2/1997</text:p>
          </table:table-cell>
          <table:table-cell office:value-type="float" office:value="39179.6">
            <text:p>39179.6</text:p>
          </table:table-cell>
          <table:table-cell office:value-type="float" office:value="34366.877">
            <text:p>34366.877</text:p>
          </table:table-cell>
          <table:table-cell office:value-type="float" office:value="37663.58">
            <text:p>37663.58</text:p>
          </table:table-cell>
          <table:table-cell table:number-columns-repeated="1020"/>
        </table:table-row>
        <table:table-row table:style-name="ro2">
          <table:table-cell office:value-type="string">
            <text:p>1/2/1998</text:p>
          </table:table-cell>
          <table:table-cell office:value-type="float" office:value="37837">
            <text:p>37837</text:p>
          </table:table-cell>
          <table:table-cell office:value-type="float" office:value="84350.568">
            <text:p>84350.568</text:p>
          </table:table-cell>
          <table:table-cell office:value-type="float" office:value="67184.18">
            <text:p>67184.18</text:p>
          </table:table-cell>
          <table:table-cell table:number-columns-repeated="1020"/>
        </table:table-row>
        <table:table-row table:style-name="ro2">
          <table:table-cell office:value-type="string">
            <text:p>1/2/1999</text:p>
          </table:table-cell>
          <table:table-cell office:value-type="float" office:value="35691.52">
            <text:p>35691.52</text:p>
          </table:table-cell>
          <table:table-cell office:value-type="float" office:value="87939.456">
            <text:p>87939.456</text:p>
          </table:table-cell>
          <table:table-cell office:value-type="float" office:value="71735.028">
            <text:p>71735.028</text:p>
          </table:table-cell>
          <table:table-cell table:number-columns-repeated="1020"/>
        </table:table-row>
        <table:table-row table:style-name="ro2">
          <table:table-cell office:value-type="string">
            <text:p>1/2/2000</text:p>
          </table:table-cell>
          <table:table-cell office:value-type="float" office:value="27099">
            <text:p>27099</text:p>
          </table:table-cell>
          <table:table-cell office:value-type="float" office:value="23407.725">
            <text:p>23407.725</text:p>
          </table:table-cell>
          <table:table-cell office:value-type="float" office:value="25472.383">
            <text:p>25472.383</text:p>
          </table:table-cell>
          <table:table-cell table:number-columns-repeated="1020"/>
        </table:table-row>
        <table:table-row table:style-name="ro2">
          <table:table-cell office:value-type="string">
            <text:p>1/2/2001</text:p>
          </table:table-cell>
          <table:table-cell office:value-type="float" office:value="26174.12">
            <text:p>26174.12</text:p>
          </table:table-cell>
          <table:table-cell office:value-type="float" office:value="32646.852">
            <text:p>32646.852</text:p>
          </table:table-cell>
          <table:table-cell office:value-type="float" office:value="33215.403">
            <text:p>33215.403</text:p>
          </table:table-cell>
          <table:table-cell table:number-columns-repeated="1020"/>
        </table:table-row>
        <table:table-row table:style-name="ro2">
          <table:table-cell office:value-type="string">
            <text:p>1/2/2002</text:p>
          </table:table-cell>
          <table:table-cell office:value-type="float" office:value="23065.86">
            <text:p>23065.86</text:p>
          </table:table-cell>
          <table:table-cell office:value-type="float" office:value="26834.757">
            <text:p>26834.757</text:p>
          </table:table-cell>
          <table:table-cell office:value-type="float" office:value="26441.461">
            <text:p>26441.461</text:p>
          </table:table-cell>
          <table:table-cell table:number-columns-repeated="1020"/>
        </table:table-row>
        <table:table-row table:style-name="ro2">
          <table:table-cell office:value-type="string">
            <text:p>1/2/2003</text:p>
          </table:table-cell>
          <table:table-cell office:value-type="float" office:value="37612.36">
            <text:p>37612.36</text:p>
          </table:table-cell>
          <table:table-cell office:value-type="float" office:value="39076.185">
            <text:p>39076.185</text:p>
          </table:table-cell>
          <table:table-cell office:value-type="float" office:value="37136.601">
            <text:p>37136.601</text:p>
          </table:table-cell>
          <table:table-cell table:number-columns-repeated="1020"/>
        </table:table-row>
        <table:table-row table:style-name="ro2">
          <table:table-cell office:value-type="string">
            <text:p>1/2/2004</text:p>
          </table:table-cell>
          <table:table-cell office:value-type="float" office:value="32616.44">
            <text:p>32616.44</text:p>
          </table:table-cell>
          <table:table-cell office:value-type="float" office:value="34256.891">
            <text:p>34256.891</text:p>
          </table:table-cell>
          <table:table-cell office:value-type="float" office:value="33972.322">
            <text:p>33972.322</text:p>
          </table:table-cell>
          <table:table-cell table:number-columns-repeated="1020"/>
        </table:table-row>
        <table:table-row table:style-name="ro2">
          <table:table-cell office:value-type="string">
            <text:p>1/2/2005</text:p>
          </table:table-cell>
          <table:table-cell office:value-type="float" office:value="30975.76">
            <text:p>30975.76</text:p>
          </table:table-cell>
          <table:table-cell office:value-type="float" office:value="40120.651">
            <text:p>40120.651</text:p>
          </table:table-cell>
          <table:table-cell office:value-type="float" office:value="35830.515">
            <text:p>35830.515</text:p>
          </table:table-cell>
          <table:table-cell table:number-columns-repeated="1020"/>
        </table:table-row>
        <table:table-row table:style-name="ro2">
          <table:table-cell office:value-type="string">
            <text:p>1/2/2006</text:p>
          </table:table-cell>
          <table:table-cell office:value-type="float" office:value="33810">
            <text:p>33810</text:p>
          </table:table-cell>
          <table:table-cell office:value-type="float" office:value="33024.569">
            <text:p>33024.569</text:p>
          </table:table-cell>
          <table:table-cell office:value-type="float" office:value="34910.561">
            <text:p>34910.561</text:p>
          </table:table-cell>
          <table:table-cell table:number-columns-repeated="1020"/>
        </table:table-row>
        <table:table-row table:style-name="ro2">
          <table:table-cell office:value-type="string">
            <text:p>1/2/2007</text:p>
          </table:table-cell>
          <table:table-cell office:value-type="float" office:value="31048.93">
            <text:p>31048.93</text:p>
          </table:table-cell>
          <table:table-cell office:value-type="float" office:value="41043.464">
            <text:p>41043.464</text:p>
          </table:table-cell>
          <table:table-cell office:value-type="float" office:value="37085.905">
            <text:p>37085.905</text:p>
          </table:table-cell>
          <table:table-cell table:number-columns-repeated="1020"/>
        </table:table-row>
        <table:table-row table:style-name="ro2">
          <table:table-cell office:value-type="string">
            <text:p>1/2/2008</text:p>
          </table:table-cell>
          <table:table-cell office:value-type="float" office:value="18437.6">
            <text:p>18437.6</text:p>
          </table:table-cell>
          <table:table-cell office:value-type="float" office:value="18974.725">
            <text:p>18974.725</text:p>
          </table:table-cell>
          <table:table-cell office:value-type="float" office:value="19088.828">
            <text:p>19088.828</text:p>
          </table:table-cell>
          <table:table-cell table:number-columns-repeated="1020"/>
        </table:table-row>
        <table:table-row table:style-name="ro2">
          <table:table-cell office:value-type="string">
            <text:p>1/2/2009</text:p>
          </table:table-cell>
          <table:table-cell office:value-type="float" office:value="37356.61">
            <text:p>37356.61</text:p>
          </table:table-cell>
          <table:table-cell office:value-type="float" office:value="32288.652">
            <text:p>32288.652</text:p>
          </table:table-cell>
          <table:table-cell office:value-type="float" office:value="34272.125">
            <text:p>34272.125</text:p>
          </table:table-cell>
          <table:table-cell table:number-columns-repeated="1020"/>
        </table:table-row>
        <table:table-row table:style-name="ro2">
          <table:table-cell office:value-type="string">
            <text:p>1/2/2010</text:p>
          </table:table-cell>
          <table:table-cell office:value-type="float" office:value="33675.16">
            <text:p>33675.16</text:p>
          </table:table-cell>
          <table:table-cell office:value-type="float" office:value="33747.392">
            <text:p>33747.392</text:p>
          </table:table-cell>
          <table:table-cell office:value-type="float" office:value="34490.194">
            <text:p>34490.194</text:p>
          </table:table-cell>
          <table:table-cell table:number-columns-repeated="1020"/>
        </table:table-row>
        <table:table-row table:style-name="ro2">
          <table:table-cell office:value-type="string">
            <text:p>1/2/2011</text:p>
          </table:table-cell>
          <table:table-cell office:value-type="float" office:value="30111.6">
            <text:p>30111.6</text:p>
          </table:table-cell>
          <table:table-cell office:value-type="float" office:value="30577.866">
            <text:p>30577.866</text:p>
          </table:table-cell>
          <table:table-cell office:value-type="float" office:value="33380.361">
            <text:p>33380.361</text:p>
          </table:table-cell>
          <table:table-cell table:number-columns-repeated="1020"/>
        </table:table-row>
        <table:table-row table:style-name="ro2">
          <table:table-cell office:value-type="string">
            <text:p>1/2/2012</text:p>
          </table:table-cell>
          <table:table-cell office:value-type="float" office:value="33294.11">
            <text:p>33294.11</text:p>
          </table:table-cell>
          <table:table-cell office:value-type="float" office:value="34512.058">
            <text:p>34512.058</text:p>
          </table:table-cell>
          <table:table-cell office:value-type="float" office:value="32973.896">
            <text:p>32973.896</text:p>
          </table:table-cell>
          <table:table-cell table:number-columns-repeated="1020"/>
        </table:table-row>
        <table:table-row table:style-name="ro2">
          <table:table-cell office:value-type="string">
            <text:p>1/2/2013</text:p>
          </table:table-cell>
          <table:table-cell office:value-type="float" office:value="38805.07">
            <text:p>38805.07</text:p>
          </table:table-cell>
          <table:table-cell office:value-type="float" office:value="41776.136">
            <text:p>41776.136</text:p>
          </table:table-cell>
          <table:table-cell office:value-type="float" office:value="41840.066">
            <text:p>41840.066</text:p>
          </table:table-cell>
          <table:table-cell table:number-columns-repeated="1020"/>
        </table:table-row>
        <table:table-row table:style-name="ro2">
          <table:table-cell office:value-type="string">
            <text:p>1/2/2014</text:p>
          </table:table-cell>
          <table:table-cell office:value-type="float" office:value="33400.64">
            <text:p>33400.64</text:p>
          </table:table-cell>
          <table:table-cell office:value-type="float" office:value="35263.15">
            <text:p>35263.15</text:p>
          </table:table-cell>
          <table:table-cell office:value-type="float" office:value="34490.412">
            <text:p>34490.412</text:p>
          </table:table-cell>
          <table:table-cell table:number-columns-repeated="1020"/>
        </table:table-row>
        <table:table-row table:style-name="ro2">
          <table:table-cell office:value-type="string">
            <text:p>1/2/2015</text:p>
          </table:table-cell>
          <table:table-cell office:value-type="float" office:value="30015.66">
            <text:p>30015.66</text:p>
          </table:table-cell>
          <table:table-cell office:value-type="float" office:value="34021.257">
            <text:p>34021.257</text:p>
          </table:table-cell>
          <table:table-cell office:value-type="float" office:value="33064.999">
            <text:p>33064.999</text:p>
          </table:table-cell>
          <table:table-cell table:number-columns-repeated="1020"/>
        </table:table-row>
        <table:table-row table:style-name="ro2">
          <table:table-cell office:value-type="string">
            <text:p>1/2/2016</text:p>
          </table:table-cell>
          <table:table-cell office:value-type="float" office:value="32979.74">
            <text:p>32979.74</text:p>
          </table:table-cell>
          <table:table-cell office:value-type="float" office:value="42221.911">
            <text:p>42221.911</text:p>
          </table:table-cell>
          <table:table-cell office:value-type="float" office:value="37173.104">
            <text:p>37173.104</text:p>
          </table:table-cell>
          <table:table-cell table:number-columns-repeated="1020"/>
        </table:table-row>
        <table:table-row table:style-name="ro2">
          <table:table-cell office:value-type="string">
            <text:p>1/2/2017</text:p>
          </table:table-cell>
          <table:table-cell office:value-type="float" office:value="35610.08">
            <text:p>35610.08</text:p>
          </table:table-cell>
          <table:table-cell office:value-type="float" office:value="40437.262">
            <text:p>40437.262</text:p>
          </table:table-cell>
          <table:table-cell office:value-type="float" office:value="38628.546">
            <text:p>38628.546</text:p>
          </table:table-cell>
          <table:table-cell table:number-columns-repeated="1020"/>
        </table:table-row>
      </table:table>
      <table:database-ranges>
        <table:database-range table:target-range-address="Comparisons.A39:Comparisons.K42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10/09/2019</text:date>, <text:time>19:4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1:51:31.95</meta:creation-date>
    <meta:generator>OpenOffice/4.1.5$Win32 OpenOffice.org_project/415m1$Build-9789</meta:generator>
    <dc:date>2019-10-09T19:45:14.73</dc:date>
    <meta:editing-duration>PT6H59M16S</meta:editing-duration>
    <meta:editing-cycles>43</meta:editing-cycles>
    <meta:document-statistic meta:table-count="4" meta:cell-count="6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259cm" svg:height="18.851cm" xlink:href=".." xlink:type="simple" chart:class="chart:line" chart:style-name="ch1">
        <chart:legend svg:x="12.86cm" svg:y="2.385cm" style:legend-expansion="custom" chartooo:width="14.514cm" chartooo:height="2.518cm" style:legend-expansion-aspect-ratio="5.76409849086577" chart:style-name="ch2"/>
        <chart:plot-area chart:style-name="ch3" table:cell-range-address="'Daily Value Comparisons 55 Day'.A1:'Daily Value Comparisons 55 Day'.D24" chart:data-source-has-labels="both" svg:x="1.377cm" svg:y="1.641cm" svg:width="33.95cm" svg:height="15.986cm">
          <chartooo:coordinate-region svg:x="2.739cm" svg:y="1.854cm" svg:width="31.925cm" svg:height="15.1cm"/>
          <chart:axis chart:dimension="x" chart:name="primary-x" chart:style-name="ch4" chartooo:axis-type="auto">
            <chartooo:date-scale/>
            <chart:categories table:cell-range-address="'Daily Value Comparisons 55 Day'.A2:'Daily Value Comparisons 55 Day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ily Value Comparisons 55 Day'.B2:'Daily Value Comparisons 55 Day'.B24" chart:label-cell-address="'Daily Value Comparisons 55 Day'.B1:'Daily Value Comparisons 55 Day'.B1" chart:class="chart:line">
            <chart:data-point chart:repeated="23"/>
          </chart:series>
          <chart:series chart:style-name="ch7" chart:values-cell-range-address="'Daily Value Comparisons 55 Day'.C2:'Daily Value Comparisons 55 Day'.C24" chart:label-cell-address="'Daily Value Comparisons 55 Day'.C1:'Daily Value Comparisons 55 Day'.C1" chart:class="chart:line">
            <chart:data-point chart:repeated="23"/>
          </chart:series>
          <chart:series chart:style-name="ch8" chart:values-cell-range-address="'Daily Value Comparisons 55 Day'.D2:'Daily Value Comparisons 55 Day'.D24" chart:label-cell-address="'Daily Value Comparisons 55 Day'.D1:'Daily Value Comparisons 55 Day'.D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y Hold SPX Year End Value</text:p>
                <draw:g>
                  <svg:desc>'Daily Value Comparisons 55 Day'.B1:'Daily Value Comparisons 55 Day'.B1</svg:desc>
                </draw:g>
              </table:table-cell>
              <table:table-cell office:value-type="string">
                <text:p>PriceMomentumBlended 55 Day ReEvaluation 9 Stocks Year End Value</text:p>
                <draw:g>
                  <svg:desc>'Daily Value Comparisons 55 Day'.C1:'Daily Value Comparisons 55 Day'.C1</svg:desc>
                </draw:g>
              </table:table-cell>
              <table:table-cell office:value-type="string">
                <text:p>PriceMomentum 55 Day ReEvaluation 9 Stocks Year End Value</text:p>
                <draw:g>
                  <svg:desc>'Daily Value Comparisons 55 Day'.D1:'Daily Value Comparisons 55 Da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2/1995</text:p>
                <draw:g>
                  <svg:desc>'Daily Value Comparisons 55 Day'.A2:'Daily Value Comparisons 55 Day'.A24</svg:desc>
                </draw:g>
              </table:table-cell>
              <table:table-cell office:value-type="float" office:value="40178.8">
                <text:p>40178.8</text:p>
                <draw:g>
                  <svg:desc>'Daily Value Comparisons 55 Day'.B2:'Daily Value Comparisons 55 Day'.B24</svg:desc>
                </draw:g>
              </table:table-cell>
              <table:table-cell office:value-type="float" office:value="51347.17">
                <text:p>51347.17</text:p>
                <draw:g>
                  <svg:desc>'Daily Value Comparisons 55 Day'.C2:'Daily Value Comparisons 55 Day'.C24</svg:desc>
                </draw:g>
              </table:table-cell>
              <table:table-cell office:value-type="float" office:value="48187.19">
                <text:p>48187.19</text:p>
                <draw:g>
                  <svg:desc>'Daily Value Comparisons 55 Day'.D2:'Daily Value Comparisons 55 Day'.D24</svg:desc>
                </draw:g>
              </table:table-cell>
            </table:table-row>
            <table:table-row>
              <table:table-cell office:value-type="string">
                <text:p>1/2/1996</text:p>
              </table:table-cell>
              <table:table-cell office:value-type="float" office:value="36612.16">
                <text:p>36612.16</text:p>
              </table:table-cell>
              <table:table-cell office:value-type="float" office:value="36295.323">
                <text:p>36295.323</text:p>
              </table:table-cell>
              <table:table-cell office:value-type="float" office:value="33495.178">
                <text:p>33495.178</text:p>
              </table:table-cell>
            </table:table-row>
            <table:table-row>
              <table:table-cell office:value-type="string">
                <text:p>1/2/1997</text:p>
              </table:table-cell>
              <table:table-cell office:value-type="float" office:value="39179.6">
                <text:p>39179.6</text:p>
              </table:table-cell>
              <table:table-cell office:value-type="float" office:value="34366.877">
                <text:p>34366.877</text:p>
              </table:table-cell>
              <table:table-cell office:value-type="float" office:value="37663.58">
                <text:p>37663.58</text:p>
              </table:table-cell>
            </table:table-row>
            <table:table-row>
              <table:table-cell office:value-type="string">
                <text:p>1/2/1998</text:p>
              </table:table-cell>
              <table:table-cell office:value-type="float" office:value="37837">
                <text:p>37837</text:p>
              </table:table-cell>
              <table:table-cell office:value-type="float" office:value="84350.568">
                <text:p>84350.568</text:p>
              </table:table-cell>
              <table:table-cell office:value-type="float" office:value="67184.18">
                <text:p>67184.18</text:p>
              </table:table-cell>
            </table:table-row>
            <table:table-row>
              <table:table-cell office:value-type="string">
                <text:p>1/2/1999</text:p>
              </table:table-cell>
              <table:table-cell office:value-type="float" office:value="35691.52">
                <text:p>35691.52</text:p>
              </table:table-cell>
              <table:table-cell office:value-type="float" office:value="87939.456">
                <text:p>87939.456</text:p>
              </table:table-cell>
              <table:table-cell office:value-type="float" office:value="71735.028">
                <text:p>71735.028</text:p>
              </table:table-cell>
            </table:table-row>
            <table:table-row>
              <table:table-cell office:value-type="string">
                <text:p>1/2/2000</text:p>
              </table:table-cell>
              <table:table-cell office:value-type="float" office:value="27099">
                <text:p>27099</text:p>
              </table:table-cell>
              <table:table-cell office:value-type="float" office:value="23407.725">
                <text:p>23407.725</text:p>
              </table:table-cell>
              <table:table-cell office:value-type="float" office:value="25472.383">
                <text:p>25472.383</text:p>
              </table:table-cell>
            </table:table-row>
            <table:table-row>
              <table:table-cell office:value-type="string">
                <text:p>1/2/2001</text:p>
              </table:table-cell>
              <table:table-cell office:value-type="float" office:value="26174.12">
                <text:p>26174.12</text:p>
              </table:table-cell>
              <table:table-cell office:value-type="float" office:value="32646.852">
                <text:p>32646.852</text:p>
              </table:table-cell>
              <table:table-cell office:value-type="float" office:value="33215.403">
                <text:p>33215.403</text:p>
              </table:table-cell>
            </table:table-row>
            <table:table-row>
              <table:table-cell office:value-type="string">
                <text:p>1/2/2002</text:p>
              </table:table-cell>
              <table:table-cell office:value-type="float" office:value="23065.86">
                <text:p>23065.86</text:p>
              </table:table-cell>
              <table:table-cell office:value-type="float" office:value="26834.757">
                <text:p>26834.757</text:p>
              </table:table-cell>
              <table:table-cell office:value-type="float" office:value="26441.461">
                <text:p>26441.461</text:p>
              </table:table-cell>
            </table:table-row>
            <table:table-row>
              <table:table-cell office:value-type="string">
                <text:p>1/2/2003</text:p>
              </table:table-cell>
              <table:table-cell office:value-type="float" office:value="37612.36">
                <text:p>37612.36</text:p>
              </table:table-cell>
              <table:table-cell office:value-type="float" office:value="39076.185">
                <text:p>39076.185</text:p>
              </table:table-cell>
              <table:table-cell office:value-type="float" office:value="37136.601">
                <text:p>37136.601</text:p>
              </table:table-cell>
            </table:table-row>
            <table:table-row>
              <table:table-cell office:value-type="string">
                <text:p>1/2/2004</text:p>
              </table:table-cell>
              <table:table-cell office:value-type="float" office:value="32616.44">
                <text:p>32616.44</text:p>
              </table:table-cell>
              <table:table-cell office:value-type="float" office:value="34256.891">
                <text:p>34256.891</text:p>
              </table:table-cell>
              <table:table-cell office:value-type="float" office:value="33972.322">
                <text:p>33972.322</text:p>
              </table:table-cell>
            </table:table-row>
            <table:table-row>
              <table:table-cell office:value-type="string">
                <text:p>1/2/2005</text:p>
              </table:table-cell>
              <table:table-cell office:value-type="float" office:value="30975.76">
                <text:p>30975.76</text:p>
              </table:table-cell>
              <table:table-cell office:value-type="float" office:value="40120.651">
                <text:p>40120.651</text:p>
              </table:table-cell>
              <table:table-cell office:value-type="float" office:value="35830.515">
                <text:p>35830.515</text:p>
              </table:table-cell>
            </table:table-row>
            <table:table-row>
              <table:table-cell office:value-type="string">
                <text:p>1/2/2006</text:p>
              </table:table-cell>
              <table:table-cell office:value-type="float" office:value="33810">
                <text:p>33810</text:p>
              </table:table-cell>
              <table:table-cell office:value-type="float" office:value="33024.569">
                <text:p>33024.569</text:p>
              </table:table-cell>
              <table:table-cell office:value-type="float" office:value="34910.561">
                <text:p>34910.561</text:p>
              </table:table-cell>
            </table:table-row>
            <table:table-row>
              <table:table-cell office:value-type="string">
                <text:p>1/2/2007</text:p>
              </table:table-cell>
              <table:table-cell office:value-type="float" office:value="31048.93">
                <text:p>31048.93</text:p>
              </table:table-cell>
              <table:table-cell office:value-type="float" office:value="41043.464">
                <text:p>41043.464</text:p>
              </table:table-cell>
              <table:table-cell office:value-type="float" office:value="37085.905">
                <text:p>37085.905</text:p>
              </table:table-cell>
            </table:table-row>
            <table:table-row>
              <table:table-cell office:value-type="string">
                <text:p>1/2/2008</text:p>
              </table:table-cell>
              <table:table-cell office:value-type="float" office:value="18437.6">
                <text:p>18437.6</text:p>
              </table:table-cell>
              <table:table-cell office:value-type="float" office:value="18974.725">
                <text:p>18974.725</text:p>
              </table:table-cell>
              <table:table-cell office:value-type="float" office:value="19088.828">
                <text:p>19088.828</text:p>
              </table:table-cell>
            </table:table-row>
            <table:table-row>
              <table:table-cell office:value-type="string">
                <text:p>1/2/2009</text:p>
              </table:table-cell>
              <table:table-cell office:value-type="float" office:value="37356.61">
                <text:p>37356.61</text:p>
              </table:table-cell>
              <table:table-cell office:value-type="float" office:value="32288.652">
                <text:p>32288.652</text:p>
              </table:table-cell>
              <table:table-cell office:value-type="float" office:value="34272.125">
                <text:p>34272.125</text:p>
              </table:table-cell>
            </table:table-row>
            <table:table-row>
              <table:table-cell office:value-type="string">
                <text:p>1/2/2010</text:p>
              </table:table-cell>
              <table:table-cell office:value-type="float" office:value="33675.16">
                <text:p>33675.16</text:p>
              </table:table-cell>
              <table:table-cell office:value-type="float" office:value="33747.392">
                <text:p>33747.392</text:p>
              </table:table-cell>
              <table:table-cell office:value-type="float" office:value="34490.194">
                <text:p>34490.194</text:p>
              </table:table-cell>
            </table:table-row>
            <table:table-row>
              <table:table-cell office:value-type="string">
                <text:p>1/2/2011</text:p>
              </table:table-cell>
              <table:table-cell office:value-type="float" office:value="30111.6">
                <text:p>30111.6</text:p>
              </table:table-cell>
              <table:table-cell office:value-type="float" office:value="30577.866">
                <text:p>30577.866</text:p>
              </table:table-cell>
              <table:table-cell office:value-type="float" office:value="33380.361">
                <text:p>33380.361</text:p>
              </table:table-cell>
            </table:table-row>
            <table:table-row>
              <table:table-cell office:value-type="string">
                <text:p>1/2/2012</text:p>
              </table:table-cell>
              <table:table-cell office:value-type="float" office:value="33294.11">
                <text:p>33294.11</text:p>
              </table:table-cell>
              <table:table-cell office:value-type="float" office:value="34512.058">
                <text:p>34512.058</text:p>
              </table:table-cell>
              <table:table-cell office:value-type="float" office:value="32973.896">
                <text:p>32973.896</text:p>
              </table:table-cell>
            </table:table-row>
            <table:table-row>
              <table:table-cell office:value-type="string">
                <text:p>1/2/2013</text:p>
              </table:table-cell>
              <table:table-cell office:value-type="float" office:value="38805.07">
                <text:p>38805.07</text:p>
              </table:table-cell>
              <table:table-cell office:value-type="float" office:value="41776.136">
                <text:p>41776.136</text:p>
              </table:table-cell>
              <table:table-cell office:value-type="float" office:value="41840.066">
                <text:p>41840.066</text:p>
              </table:table-cell>
            </table:table-row>
            <table:table-row>
              <table:table-cell office:value-type="string">
                <text:p>1/2/2014</text:p>
              </table:table-cell>
              <table:table-cell office:value-type="float" office:value="33400.64">
                <text:p>33400.64</text:p>
              </table:table-cell>
              <table:table-cell office:value-type="float" office:value="35263.15">
                <text:p>35263.15</text:p>
              </table:table-cell>
              <table:table-cell office:value-type="float" office:value="34490.412">
                <text:p>34490.412</text:p>
              </table:table-cell>
            </table:table-row>
            <table:table-row>
              <table:table-cell office:value-type="string">
                <text:p>1/2/2015</text:p>
              </table:table-cell>
              <table:table-cell office:value-type="float" office:value="30015.66">
                <text:p>30015.66</text:p>
              </table:table-cell>
              <table:table-cell office:value-type="float" office:value="34021.257">
                <text:p>34021.257</text:p>
              </table:table-cell>
              <table:table-cell office:value-type="float" office:value="33064.999">
                <text:p>33064.999</text:p>
              </table:table-cell>
            </table:table-row>
            <table:table-row>
              <table:table-cell office:value-type="string">
                <text:p>1/2/2016</text:p>
              </table:table-cell>
              <table:table-cell office:value-type="float" office:value="32979.74">
                <text:p>32979.74</text:p>
              </table:table-cell>
              <table:table-cell office:value-type="float" office:value="42221.911">
                <text:p>42221.911</text:p>
              </table:table-cell>
              <table:table-cell office:value-type="float" office:value="37173.104">
                <text:p>37173.104</text:p>
              </table:table-cell>
            </table:table-row>
            <table:table-row>
              <table:table-cell office:value-type="string">
                <text:p>1/2/2017</text:p>
              </table:table-cell>
              <table:table-cell office:value-type="float" office:value="35610.08">
                <text:p>35610.08</text:p>
              </table:table-cell>
              <table:table-cell office:value-type="float" office:value="40437.262">
                <text:p>40437.262</text:p>
              </table:table-cell>
              <table:table-cell office:value-type="float" office:value="38628.546">
                <text:p>38628.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861cm" svg:height="18.851cm" xlink:href="." xlink:type="simple" chart:class="chart:line" chart:style-name="ch1">
        <chart:legend svg:x="3.206cm" svg:y="2.119cm" style:legend-expansion="custom" chartooo:width="15.997cm" chartooo:height="2.518cm" style:legend-expansion-aspect-ratio="6.35305798252581" chart:style-name="ch2"/>
        <chart:plot-area chart:style-name="ch3" chart:data-source-has-labels="both" svg:x="1.656cm" svg:y="1.641cm" svg:width="37.211cm" svg:height="16.41cm">
          <chartooo:coordinate-region svg:x="3.018cm" svg:y="1.854cm" svg:width="35.186cm" svg:height="15.1cm"/>
          <chart:axis chart:dimension="x" chart:name="primary-x" chart:style-name="ch4" chartooo:axis-type="auto">
            <chartooo:date-scale/>
            <chart:categories table:cell-range-address="local-table.$A$2:.$A$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7" chart:label-cell-address="local-table.$B$1" chart:class="chart:line">
            <chart:data-point chart:repeated="36"/>
          </chart:series>
          <chart:series chart:style-name="ch8" chart:values-cell-range-address="local-table.$C$2:.$C$37" chart:label-cell-address="local-table.$C$1" chart:class="chart:line">
            <chart:data-point chart:repeated="36"/>
          </chart:series>
          <chart:series chart:style-name="ch9" chart:values-cell-range-address="local-table.$D$2:.$D$37" chart:label-cell-address="local-table.$D$1" chart:class="chart:line">
            <chart:data-point chart:repeated="36"/>
          </chart:series>
          <chart:series chart:style-name="ch10" chart:values-cell-range-address="local-table.$E$2:.$E$37" chart:label-cell-address="local-table.$E$1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y Hold SPX Year End Value</text:p>
              </table:table-cell>
              <table:table-cell office:value-type="string">
                <text:p>PriceMomentumBlended 90 Day ReEvaluation 9 Stocks Year End Value</text:p>
              </table:table-cell>
              <table:table-cell office:value-type="string">
                <text:p>PriceMomentum 90 Day ReEvaluation 9 Stocks Year End Value</text:p>
              </table:table-cell>
              <table:table-cell office:value-type="string">
                <text:p>PriceMomentum 90 Day ReEvaluation 5 Stocks Year End Value</text:p>
              </table:table-cell>
            </table:table-row>
          </table:table-header-rows>
          <table:table-rows>
            <table:table-row>
              <table:table-cell office:value-type="string">
                <text:p>1/2/1982</text:p>
              </table:table-cell>
              <table:table-cell office:value-type="float" office:value="34332.76">
                <text:p>34332.76</text:p>
              </table:table-cell>
              <table:table-cell office:value-type="float" office:value="42527.587">
                <text:p>42527.587</text:p>
              </table:table-cell>
              <table:table-cell office:value-type="float" office:value="43120.063">
                <text:p>43120.063</text:p>
              </table:table-cell>
              <table:table-cell office:value-type="float" office:value="43512.069">
                <text:p>43512.069</text:p>
              </table:table-cell>
            </table:table-row>
            <table:table-row>
              <table:table-cell office:value-type="string">
                <text:p>1/2/1983</text:p>
              </table:table-cell>
              <table:table-cell office:value-type="float" office:value="35124.52">
                <text:p>35124.52</text:p>
              </table:table-cell>
              <table:table-cell office:value-type="float" office:value="45872.723">
                <text:p>45872.723</text:p>
              </table:table-cell>
              <table:table-cell office:value-type="float" office:value="43995.862">
                <text:p>43995.862</text:p>
              </table:table-cell>
              <table:table-cell office:value-type="float" office:value="44786.135">
                <text:p>44786.135</text:p>
              </table:table-cell>
            </table:table-row>
            <table:table-row>
              <table:table-cell office:value-type="string">
                <text:p>1/2/1984</text:p>
              </table:table-cell>
              <table:table-cell office:value-type="float" office:value="30232.73">
                <text:p>30232.73</text:p>
              </table:table-cell>
              <table:table-cell office:value-type="float" office:value="27760.917">
                <text:p>27760.917</text:p>
              </table:table-cell>
              <table:table-cell office:value-type="float" office:value="29820.776">
                <text:p>29820.776</text:p>
              </table:table-cell>
              <table:table-cell office:value-type="float" office:value="28602.92">
                <text:p>28602.92</text:p>
              </table:table-cell>
            </table:table-row>
            <table:table-row>
              <table:table-cell office:value-type="string">
                <text:p>1/2/1985</text:p>
              </table:table-cell>
              <table:table-cell office:value-type="float" office:value="37838.24">
                <text:p>37838.24</text:p>
              </table:table-cell>
              <table:table-cell office:value-type="float" office:value="40588.938">
                <text:p>40588.938</text:p>
              </table:table-cell>
              <table:table-cell office:value-type="float" office:value="39001.242">
                <text:p>39001.242</text:p>
              </table:table-cell>
              <table:table-cell office:value-type="float" office:value="38183.586">
                <text:p>38183.586</text:p>
              </table:table-cell>
            </table:table-row>
            <table:table-row>
              <table:table-cell office:value-type="string">
                <text:p>1/2/1986</text:p>
              </table:table-cell>
              <table:table-cell office:value-type="float" office:value="34347.49">
                <text:p>34347.49</text:p>
              </table:table-cell>
              <table:table-cell office:value-type="float" office:value="45560.311">
                <text:p>45560.311</text:p>
              </table:table-cell>
              <table:table-cell office:value-type="float" office:value="40839.172">
                <text:p>40839.172</text:p>
              </table:table-cell>
              <table:table-cell office:value-type="float" office:value="40411.525">
                <text:p>40411.525</text:p>
              </table:table-cell>
            </table:table-row>
            <table:table-row>
              <table:table-cell office:value-type="string">
                <text:p>1/2/1987</text:p>
              </table:table-cell>
              <table:table-cell office:value-type="float" office:value="30689.41">
                <text:p>30689.41</text:p>
              </table:table-cell>
              <table:table-cell office:value-type="float" office:value="35865.773">
                <text:p>35865.773</text:p>
              </table:table-cell>
              <table:table-cell office:value-type="float" office:value="38828.516">
                <text:p>38828.516</text:p>
              </table:table-cell>
              <table:table-cell office:value-type="float" office:value="40080.73">
                <text:p>40080.73</text:p>
              </table:table-cell>
            </table:table-row>
            <table:table-row>
              <table:table-cell office:value-type="string">
                <text:p>1/2/1988</text:p>
              </table:table-cell>
              <table:table-cell office:value-type="float" office:value="33899.09">
                <text:p>33899.09</text:p>
              </table:table-cell>
              <table:table-cell office:value-type="float" office:value="33714.161">
                <text:p>33714.161</text:p>
              </table:table-cell>
              <table:table-cell office:value-type="float" office:value="33683.529">
                <text:p>33683.529</text:p>
              </table:table-cell>
              <table:table-cell office:value-type="float" office:value="33385.924">
                <text:p>33385.924</text:p>
              </table:table-cell>
            </table:table-row>
            <table:table-row>
              <table:table-cell office:value-type="string">
                <text:p>1/2/1989</text:p>
              </table:table-cell>
              <table:table-cell office:value-type="float" office:value="38089.76">
                <text:p>38089.76</text:p>
              </table:table-cell>
              <table:table-cell office:value-type="float" office:value="45698.263">
                <text:p>45698.263</text:p>
              </table:table-cell>
              <table:table-cell office:value-type="float" office:value="44601.508">
                <text:p>44601.508</text:p>
              </table:table-cell>
              <table:table-cell office:value-type="float" office:value="43427.275">
                <text:p>43427.275</text:p>
              </table:table-cell>
            </table:table-row>
            <table:table-row>
              <table:table-cell office:value-type="string">
                <text:p>1/2/1990</text:p>
              </table:table-cell>
              <table:table-cell office:value-type="float" office:value="28043.2">
                <text:p>28043.2</text:p>
              </table:table-cell>
              <table:table-cell office:value-type="float" office:value="34079.407">
                <text:p>34079.407</text:p>
              </table:table-cell>
              <table:table-cell office:value-type="float" office:value="33316.261">
                <text:p>33316.261</text:p>
              </table:table-cell>
              <table:table-cell office:value-type="float" office:value="32881.604">
                <text:p>32881.604</text:p>
              </table:table-cell>
            </table:table-row>
            <table:table-row>
              <table:table-cell office:value-type="string">
                <text:p>1/2/1991</text:p>
              </table:table-cell>
              <table:table-cell office:value-type="float" office:value="37806.7">
                <text:p>37806.7</text:p>
              </table:table-cell>
              <table:table-cell office:value-type="float" office:value="68364.322">
                <text:p>68364.322</text:p>
              </table:table-cell>
              <table:table-cell office:value-type="float" office:value="66011.969">
                <text:p>66011.969</text:p>
              </table:table-cell>
              <table:table-cell office:value-type="float" office:value="71212.736">
                <text:p>71212.736</text:p>
              </table:table-cell>
            </table:table-row>
            <table:table-row>
              <table:table-cell office:value-type="string">
                <text:p>1/2/1992</text:p>
              </table:table-cell>
              <table:table-cell office:value-type="float" office:value="31539.09">
                <text:p>31539.09</text:p>
              </table:table-cell>
              <table:table-cell office:value-type="float" office:value="42001.19">
                <text:p>42001.19</text:p>
              </table:table-cell>
              <table:table-cell office:value-type="float" office:value="32258.413">
                <text:p>32258.413</text:p>
              </table:table-cell>
              <table:table-cell office:value-type="float" office:value="36654.484">
                <text:p>36654.484</text:p>
              </table:table-cell>
            </table:table-row>
            <table:table-row>
              <table:table-cell office:value-type="string">
                <text:p>1/2/1993</text:p>
              </table:table-cell>
              <table:table-cell office:value-type="float" office:value="32233.28">
                <text:p>32233.28</text:p>
              </table:table-cell>
              <table:table-cell office:value-type="float" office:value="39597.457">
                <text:p>39597.457</text:p>
              </table:table-cell>
              <table:table-cell office:value-type="float" office:value="41576.088">
                <text:p>41576.088</text:p>
              </table:table-cell>
              <table:table-cell office:value-type="float" office:value="42605.856">
                <text:p>42605.856</text:p>
              </table:table-cell>
            </table:table-row>
            <table:table-row>
              <table:table-cell office:value-type="string">
                <text:p>1/2/1994</text:p>
              </table:table-cell>
              <table:table-cell office:value-type="float" office:value="29650.24">
                <text:p>29650.24</text:p>
              </table:table-cell>
              <table:table-cell office:value-type="float" office:value="32779.757">
                <text:p>32779.757</text:p>
              </table:table-cell>
              <table:table-cell office:value-type="float" office:value="33365.997">
                <text:p>33365.997</text:p>
              </table:table-cell>
              <table:table-cell office:value-type="float" office:value="31614.557">
                <text:p>31614.557</text:p>
              </table:table-cell>
            </table:table-row>
            <table:table-row>
              <table:table-cell office:value-type="string">
                <text:p>1/2/1995</text:p>
              </table:table-cell>
              <table:table-cell office:value-type="float" office:value="40178.8">
                <text:p>40178.8</text:p>
              </table:table-cell>
              <table:table-cell office:value-type="float" office:value="37586.524">
                <text:p>37586.524</text:p>
              </table:table-cell>
              <table:table-cell office:value-type="float" office:value="40405.724">
                <text:p>40405.724</text:p>
              </table:table-cell>
              <table:table-cell office:value-type="float" office:value="39937.568">
                <text:p>39937.568</text:p>
              </table:table-cell>
            </table:table-row>
            <table:table-row>
              <table:table-cell office:value-type="string">
                <text:p>1/2/1996</text:p>
              </table:table-cell>
              <table:table-cell office:value-type="float" office:value="36612.16">
                <text:p>36612.16</text:p>
              </table:table-cell>
              <table:table-cell office:value-type="float" office:value="33711.221">
                <text:p>33711.221</text:p>
              </table:table-cell>
              <table:table-cell office:value-type="float" office:value="37300.907">
                <text:p>37300.907</text:p>
              </table:table-cell>
              <table:table-cell office:value-type="float" office:value="35043.8">
                <text:p>35043.8</text:p>
              </table:table-cell>
            </table:table-row>
            <table:table-row>
              <table:table-cell office:value-type="string">
                <text:p>1/2/1997</text:p>
              </table:table-cell>
              <table:table-cell office:value-type="float" office:value="39179.6">
                <text:p>39179.6</text:p>
              </table:table-cell>
              <table:table-cell office:value-type="float" office:value="40289.105">
                <text:p>40289.105</text:p>
              </table:table-cell>
              <table:table-cell office:value-type="float" office:value="42393.526">
                <text:p>42393.526</text:p>
              </table:table-cell>
              <table:table-cell office:value-type="float" office:value="41575.546">
                <text:p>41575.546</text:p>
              </table:table-cell>
            </table:table-row>
            <table:table-row>
              <table:table-cell office:value-type="string">
                <text:p>1/2/1998</text:p>
              </table:table-cell>
              <table:table-cell office:value-type="float" office:value="37837">
                <text:p>37837</text:p>
              </table:table-cell>
              <table:table-cell office:value-type="float" office:value="57821.241">
                <text:p>57821.241</text:p>
              </table:table-cell>
              <table:table-cell office:value-type="float" office:value="45490.079">
                <text:p>45490.079</text:p>
              </table:table-cell>
              <table:table-cell office:value-type="float" office:value="48457.314">
                <text:p>48457.314</text:p>
              </table:table-cell>
            </table:table-row>
            <table:table-row>
              <table:table-cell office:value-type="string">
                <text:p>1/2/1999</text:p>
              </table:table-cell>
              <table:table-cell office:value-type="float" office:value="35691.52">
                <text:p>35691.52</text:p>
              </table:table-cell>
              <table:table-cell office:value-type="float" office:value="86267.315">
                <text:p>86267.315</text:p>
              </table:table-cell>
              <table:table-cell office:value-type="float" office:value="70052.842">
                <text:p>70052.842</text:p>
              </table:table-cell>
              <table:table-cell office:value-type="float" office:value="78567.137">
                <text:p>78567.137</text:p>
              </table:table-cell>
            </table:table-row>
            <table:table-row>
              <table:table-cell office:value-type="string">
                <text:p>1/2/2000</text:p>
              </table:table-cell>
              <table:table-cell office:value-type="float" office:value="27099">
                <text:p>27099</text:p>
              </table:table-cell>
              <table:table-cell office:value-type="float" office:value="32465.117">
                <text:p>32465.117</text:p>
              </table:table-cell>
              <table:table-cell office:value-type="float" office:value="33060.394">
                <text:p>33060.394</text:p>
              </table:table-cell>
              <table:table-cell office:value-type="float" office:value="35834.275">
                <text:p>35834.275</text:p>
              </table:table-cell>
            </table:table-row>
            <table:table-row>
              <table:table-cell office:value-type="string">
                <text:p>1/2/2001</text:p>
              </table:table-cell>
              <table:table-cell office:value-type="float" office:value="26174.12">
                <text:p>26174.12</text:p>
              </table:table-cell>
              <table:table-cell office:value-type="float" office:value="24188.213">
                <text:p>24188.213</text:p>
              </table:table-cell>
              <table:table-cell office:value-type="float" office:value="26041.901">
                <text:p>26041.901</text:p>
              </table:table-cell>
              <table:table-cell office:value-type="float" office:value="22670.013">
                <text:p>22670.013</text:p>
              </table:table-cell>
            </table:table-row>
            <table:table-row>
              <table:table-cell office:value-type="string">
                <text:p>1/2/2002</text:p>
              </table:table-cell>
              <table:table-cell office:value-type="float" office:value="23065.86">
                <text:p>23065.86</text:p>
              </table:table-cell>
              <table:table-cell office:value-type="float" office:value="27146.392">
                <text:p>27146.392</text:p>
              </table:table-cell>
              <table:table-cell office:value-type="float" office:value="25171.601">
                <text:p>25171.601</text:p>
              </table:table-cell>
              <table:table-cell office:value-type="float" office:value="25278.102">
                <text:p>25278.102</text:p>
              </table:table-cell>
            </table:table-row>
            <table:table-row>
              <table:table-cell office:value-type="string">
                <text:p>1/2/2003</text:p>
              </table:table-cell>
              <table:table-cell office:value-type="float" office:value="37612.36">
                <text:p>37612.36</text:p>
              </table:table-cell>
              <table:table-cell office:value-type="float" office:value="38238.935">
                <text:p>38238.935</text:p>
              </table:table-cell>
              <table:table-cell office:value-type="float" office:value="42046.096">
                <text:p>42046.096</text:p>
              </table:table-cell>
              <table:table-cell office:value-type="float" office:value="48483.342">
                <text:p>48483.342</text:p>
              </table:table-cell>
            </table:table-row>
            <table:table-row>
              <table:table-cell office:value-type="string">
                <text:p>1/2/2004</text:p>
              </table:table-cell>
              <table:table-cell office:value-type="float" office:value="32616.44">
                <text:p>32616.44</text:p>
              </table:table-cell>
              <table:table-cell office:value-type="float" office:value="31039.398">
                <text:p>31039.398</text:p>
              </table:table-cell>
              <table:table-cell office:value-type="float" office:value="34668.535">
                <text:p>34668.535</text:p>
              </table:table-cell>
              <table:table-cell office:value-type="float" office:value="33489.481">
                <text:p>33489.481</text:p>
              </table:table-cell>
            </table:table-row>
            <table:table-row>
              <table:table-cell office:value-type="string">
                <text:p>1/2/2005</text:p>
              </table:table-cell>
              <table:table-cell office:value-type="float" office:value="30975.76">
                <text:p>30975.76</text:p>
              </table:table-cell>
              <table:table-cell office:value-type="float" office:value="38839.899">
                <text:p>38839.899</text:p>
              </table:table-cell>
              <table:table-cell office:value-type="float" office:value="33748.712">
                <text:p>33748.712</text:p>
              </table:table-cell>
              <table:table-cell office:value-type="float" office:value="37504.129">
                <text:p>37504.129</text:p>
              </table:table-cell>
            </table:table-row>
            <table:table-row>
              <table:table-cell office:value-type="string">
                <text:p>1/2/2006</text:p>
              </table:table-cell>
              <table:table-cell office:value-type="float" office:value="33810">
                <text:p>33810</text:p>
              </table:table-cell>
              <table:table-cell office:value-type="float" office:value="32377.674">
                <text:p>32377.674</text:p>
              </table:table-cell>
              <table:table-cell office:value-type="float" office:value="34231.525">
                <text:p>34231.525</text:p>
              </table:table-cell>
              <table:table-cell office:value-type="float" office:value="36746.321">
                <text:p>36746.321</text:p>
              </table:table-cell>
            </table:table-row>
            <table:table-row>
              <table:table-cell office:value-type="string">
                <text:p>1/2/2007</text:p>
              </table:table-cell>
              <table:table-cell office:value-type="float" office:value="31048.93">
                <text:p>31048.93</text:p>
              </table:table-cell>
              <table:table-cell office:value-type="float" office:value="52066.097">
                <text:p>52066.097</text:p>
              </table:table-cell>
              <table:table-cell office:value-type="float" office:value="39939.124">
                <text:p>39939.124</text:p>
              </table:table-cell>
              <table:table-cell office:value-type="float" office:value="44549.561">
                <text:p>44549.561</text:p>
              </table:table-cell>
            </table:table-row>
            <table:table-row>
              <table:table-cell office:value-type="string">
                <text:p>1/2/2008</text:p>
              </table:table-cell>
              <table:table-cell office:value-type="float" office:value="18437.6">
                <text:p>18437.6</text:p>
              </table:table-cell>
              <table:table-cell office:value-type="float" office:value="16426.085">
                <text:p>16426.085</text:p>
              </table:table-cell>
              <table:table-cell office:value-type="float" office:value="20440.948">
                <text:p>20440.948</text:p>
              </table:table-cell>
              <table:table-cell office:value-type="float" office:value="20392.185">
                <text:p>20392.185</text:p>
              </table:table-cell>
            </table:table-row>
            <table:table-row>
              <table:table-cell office:value-type="string">
                <text:p>1/2/2009</text:p>
              </table:table-cell>
              <table:table-cell office:value-type="float" office:value="37356.61">
                <text:p>37356.61</text:p>
              </table:table-cell>
              <table:table-cell office:value-type="float" office:value="36370.412">
                <text:p>36370.412</text:p>
              </table:table-cell>
              <table:table-cell office:value-type="float" office:value="43494.661">
                <text:p>43494.661</text:p>
              </table:table-cell>
              <table:table-cell office:value-type="float" office:value="45234.444">
                <text:p>45234.444</text:p>
              </table:table-cell>
            </table:table-row>
            <table:table-row>
              <table:table-cell office:value-type="string">
                <text:p>1/2/2010</text:p>
              </table:table-cell>
              <table:table-cell office:value-type="float" office:value="33675.16">
                <text:p>33675.16</text:p>
              </table:table-cell>
              <table:table-cell office:value-type="float" office:value="37169.584">
                <text:p>37169.584</text:p>
              </table:table-cell>
              <table:table-cell office:value-type="float" office:value="41283.618">
                <text:p>41283.618</text:p>
              </table:table-cell>
              <table:table-cell office:value-type="float" office:value="42921.104">
                <text:p>42921.104</text:p>
              </table:table-cell>
            </table:table-row>
            <table:table-row>
              <table:table-cell office:value-type="string">
                <text:p>1/2/2011</text:p>
              </table:table-cell>
              <table:table-cell office:value-type="float" office:value="30111.6">
                <text:p>30111.6</text:p>
              </table:table-cell>
              <table:table-cell office:value-type="float" office:value="27133.695">
                <text:p>27133.695</text:p>
              </table:table-cell>
              <table:table-cell office:value-type="float" office:value="31590.068">
                <text:p>31590.068</text:p>
              </table:table-cell>
              <table:table-cell office:value-type="float" office:value="30986.966">
                <text:p>30986.966</text:p>
              </table:table-cell>
            </table:table-row>
            <table:table-row>
              <table:table-cell office:value-type="string">
                <text:p>1/2/2012</text:p>
              </table:table-cell>
              <table:table-cell office:value-type="float" office:value="33294.11">
                <text:p>33294.11</text:p>
              </table:table-cell>
              <table:table-cell office:value-type="float" office:value="38772.655">
                <text:p>38772.655</text:p>
              </table:table-cell>
              <table:table-cell office:value-type="float" office:value="34607.079">
                <text:p>34607.079</text:p>
              </table:table-cell>
              <table:table-cell office:value-type="float" office:value="36227.591">
                <text:p>36227.591</text:p>
              </table:table-cell>
            </table:table-row>
            <table:table-row>
              <table:table-cell office:value-type="string">
                <text:p>1/2/2013</text:p>
              </table:table-cell>
              <table:table-cell office:value-type="float" office:value="38805.07">
                <text:p>38805.07</text:p>
              </table:table-cell>
              <table:table-cell office:value-type="float" office:value="46355.325">
                <text:p>46355.325</text:p>
              </table:table-cell>
              <table:table-cell office:value-type="float" office:value="46749.482">
                <text:p>46749.482</text:p>
              </table:table-cell>
              <table:table-cell office:value-type="float" office:value="47230.283">
                <text:p>47230.283</text:p>
              </table:table-cell>
            </table:table-row>
            <table:table-row>
              <table:table-cell office:value-type="string">
                <text:p>1/2/2014</text:p>
              </table:table-cell>
              <table:table-cell office:value-type="float" office:value="33400.64">
                <text:p>33400.64</text:p>
              </table:table-cell>
              <table:table-cell office:value-type="float" office:value="33741.343">
                <text:p>33741.343</text:p>
              </table:table-cell>
              <table:table-cell office:value-type="float" office:value="32563.607">
                <text:p>32563.607</text:p>
              </table:table-cell>
              <table:table-cell office:value-type="float" office:value="33800.748">
                <text:p>33800.748</text:p>
              </table:table-cell>
            </table:table-row>
            <table:table-row>
              <table:table-cell office:value-type="string">
                <text:p>1/2/2015</text:p>
              </table:table-cell>
              <table:table-cell office:value-type="float" office:value="30015.66">
                <text:p>30015.66</text:p>
              </table:table-cell>
              <table:table-cell office:value-type="float" office:value="38201.267">
                <text:p>38201.267</text:p>
              </table:table-cell>
              <table:table-cell office:value-type="float" office:value="36060.02">
                <text:p>36060.02</text:p>
              </table:table-cell>
              <table:table-cell office:value-type="float" office:value="34550.679">
                <text:p>34550.679</text:p>
              </table:table-cell>
            </table:table-row>
            <table:table-row>
              <table:table-cell office:value-type="string">
                <text:p>1/2/2016</text:p>
              </table:table-cell>
              <table:table-cell office:value-type="float" office:value="32979.74">
                <text:p>32979.74</text:p>
              </table:table-cell>
              <table:table-cell office:value-type="float" office:value="43781.882">
                <text:p>43781.882</text:p>
              </table:table-cell>
              <table:table-cell office:value-type="float" office:value="40097.278">
                <text:p>40097.278</text:p>
              </table:table-cell>
              <table:table-cell office:value-type="float" office:value="40684.733">
                <text:p>40684.733</text:p>
              </table:table-cell>
            </table:table-row>
            <table:table-row>
              <table:table-cell office:value-type="string">
                <text:p>1/2/2017</text:p>
              </table:table-cell>
              <table:table-cell office:value-type="float" office:value="35610.08">
                <text:p>35610.08</text:p>
              </table:table-cell>
              <table:table-cell office:value-type="float" office:value="45347.169">
                <text:p>45347.169</text:p>
              </table:table-cell>
              <table:table-cell office:value-type="float" office:value="39545.985">
                <text:p>39545.985</text:p>
              </table:table-cell>
              <table:table-cell office:value-type="float" office:value="41517.422">
                <text:p>41517.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